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43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7.25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23.02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6.46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25.66mm"/>
    </style:style>
    <style:style style:name="co15" style:family="table-column">
      <style:table-column-properties fo:break-before="auto" style:column-width="24.61mm"/>
    </style:style>
    <style:style style:name="co16" style:family="table-column">
      <style:table-column-properties fo:break-before="auto" style:column-width="18.52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74.88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5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6.33mm" fo:break-before="auto" style:use-optimal-row-height="false"/>
    </style:style>
    <style:style style:name="ta1" style:family="table" style:master-page-name="PageStyle_5f_Sprint_20_Backlog">
      <style:table-properties table:display="true" style:writing-mode="lr-tb" tableooo:tab-color="#38761d"/>
    </style:style>
    <style:style style:name="ta2" style:family="table" style:master-page-name="PageStyle_5f_Sprint_20_Burndown">
      <style:table-properties table:display="true" style:writing-mode="lr-tb" tableooo:tab-color="#38761d"/>
    </style:style>
    <style:style style:name="ta3" style:family="table" style:master-page-name="PageStyle_5f_Fulano_20_Burndown">
      <style:table-properties table:display="true" style:writing-mode="lr-tb" tableooo:tab-color="#c9daf8"/>
    </style:style>
    <style:style style:name="ta4" style:family="table" style:master-page-name="PageStyle_5f_Beltrano_20_Burndown">
      <style:table-properties table:display="true" style:writing-mode="lr-tb" tableooo:tab-color="#a4c2f4"/>
    </style:style>
    <style:style style:name="ta5" style:family="table" style:master-page-name="PageStyle_5f_Cicrano_20_Burndown">
      <style:table-properties table:display="true" style:writing-mode="lr-tb" tableooo:tab-color="#c9daf8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19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0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1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7pt" fo:font-style="normal" fo:text-shadow="none" style:text-underline-style="none" fo:font-weight="bold" style:font-size-asian="17pt" style:font-style-asian="normal" style:font-weight-asian="bold" style:font-name-complex="Cambria" style:font-size-complex="17pt" style:font-style-complex="normal" style:font-weight-complex="bold"/>
    </style:style>
    <style:style style:name="ce27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4" style:family="table-cell" style:parent-style-name="Default" style:data-style-name="N113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 style:data-style-name="N4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0]))=0)" style:apply-style-name="ConditionalStyle_5f_1" style:base-cell-address="'Sprint Burndown'.B10"/>
    </style:style>
    <style:style style:name="ce37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1]))=0)" style:apply-style-name="ConditionalStyle_5f_1" style:base-cell-address="'Sprint Burndown'.B11"/>
    </style:style>
    <style:style style:name="ce38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1]))=0)" style:apply-style-name="ConditionalStyle_5f_1" style:base-cell-address="'Sprint Burndown'.B11"/>
    </style:style>
    <style:style style:name="ce39" style:family="table-cell" style:parent-style-name="Default" style:data-style-name="N10113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Sprint Burndown'.C10"/>
    </style:style>
    <style:style style:name="ce4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1]))=0)" style:apply-style-name="ConditionalStyle_5f_1" style:base-cell-address="'Sprint Burndown'.C11"/>
    </style:style>
    <style:style style:name="ce4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2]))=0)" style:apply-style-name="ConditionalStyle_5f_1" style:base-cell-address="'Sprint Burndown'.C12"/>
    </style:style>
    <style:style style:name="ce4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0]))=0)" style:apply-style-name="ConditionalStyle_5f_1" style:base-cell-address="'Sprint Burndown'.D10"/>
    </style:style>
    <style:style style:name="ce4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1]))=0)" style:apply-style-name="ConditionalStyle_5f_1" style:base-cell-address="'Sprint Burndown'.D11"/>
    </style:style>
    <style:style style:name="ce4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2]))=0)" style:apply-style-name="ConditionalStyle_5f_1" style:base-cell-address="'Sprint Burndown'.D12"/>
    </style:style>
    <style:style style:name="ce4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0]))=0)" style:apply-style-name="ConditionalStyle_5f_1" style:base-cell-address="'Sprint Burndown'.E10"/>
    </style:style>
    <style:style style:name="ce4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1]))=0)" style:apply-style-name="ConditionalStyle_5f_1" style:base-cell-address="'Sprint Burndown'.E11"/>
    </style:style>
    <style:style style:name="ce5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2]))=0)" style:apply-style-name="ConditionalStyle_5f_1" style:base-cell-address="'Sprint Burndown'.E12"/>
    </style:style>
    <style:style style:name="ce5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5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0]))=0)" style:apply-style-name="ConditionalStyle_5f_1" style:base-cell-address="'Sprint Burndown'.F10"/>
    </style:style>
    <style:style style:name="ce5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1]))=0)" style:apply-style-name="ConditionalStyle_5f_1" style:base-cell-address="'Sprint Burndown'.F11"/>
    </style:style>
    <style:style style:name="ce5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2]))=0)" style:apply-style-name="ConditionalStyle_5f_1" style:base-cell-address="'Sprint Burndown'.F12"/>
    </style:style>
    <style:style style:name="ce5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0]))=0)" style:apply-style-name="ConditionalStyle_5f_1" style:base-cell-address="'Sprint Burndown'.G10"/>
    </style:style>
    <style:style style:name="ce5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1]))=0)" style:apply-style-name="ConditionalStyle_5f_1" style:base-cell-address="'Sprint Burndown'.G11"/>
    </style:style>
    <style:style style:name="ce5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2]))=0)" style:apply-style-name="ConditionalStyle_5f_1" style:base-cell-address="'Sprint Burndown'.G12"/>
    </style:style>
    <style:style style:name="ce5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0]))=0)" style:apply-style-name="ConditionalStyle_5f_1" style:base-cell-address="'Sprint Burndown'.H10"/>
    </style:style>
    <style:style style:name="ce5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1]))=0)" style:apply-style-name="ConditionalStyle_5f_1" style:base-cell-address="'Sprint Burndown'.H11"/>
    </style:style>
    <style:style style:name="ce6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2]))=0)" style:apply-style-name="ConditionalStyle_5f_1" style:base-cell-address="'Sprint Burndown'.H12"/>
    </style:style>
    <style:style style:name="ce6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0]))=0)" style:apply-style-name="ConditionalStyle_5f_1" style:base-cell-address="'Sprint Burndown'.I10"/>
    </style:style>
    <style:style style:name="ce6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1]))=0)" style:apply-style-name="ConditionalStyle_5f_1" style:base-cell-address="'Sprint Burndown'.I11"/>
    </style:style>
    <style:style style:name="ce6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2]))=0)" style:apply-style-name="ConditionalStyle_5f_1" style:base-cell-address="'Sprint Burndown'.I12"/>
    </style:style>
    <style:style style:name="ce6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0]))=0)" style:apply-style-name="ConditionalStyle_5f_1" style:base-cell-address="'Sprint Burndown'.J10"/>
    </style:style>
    <style:style style:name="ce6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1]))=0)" style:apply-style-name="ConditionalStyle_5f_1" style:base-cell-address="'Sprint Burndown'.J11"/>
    </style:style>
    <style:style style:name="ce6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2]))=0)" style:apply-style-name="ConditionalStyle_5f_1" style:base-cell-address="'Sprint Burndown'.J12"/>
    </style:style>
    <style:style style:name="ce67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5]))=0)" style:apply-style-name="ConditionalStyle_5f_1" style:base-cell-address="'Sprint Burndown'.K5"/>
    </style:style>
    <style:style style:name="ce6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6]))=0)" style:apply-style-name="ConditionalStyle_5f_1" style:base-cell-address="'Sprint Burndown'.K6"/>
    </style:style>
    <style:style style:name="ce7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0]))=0)" style:apply-style-name="ConditionalStyle_5f_1" style:base-cell-address="'Sprint Burndown'.K10"/>
    </style:style>
    <style:style style:name="ce7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1]))=0)" style:apply-style-name="ConditionalStyle_5f_1" style:base-cell-address="'Sprint Burndown'.K11"/>
    </style:style>
    <style:style style:name="ce7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2]))=0)" style:apply-style-name="ConditionalStyle_5f_1" style:base-cell-address="'Sprint Burndown'.K12"/>
    </style:style>
    <style:style style:name="ce7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5]))=0)" style:apply-style-name="ConditionalStyle_5f_1" style:base-cell-address="'Sprint Burndown'.L5"/>
    </style:style>
    <style:style style:name="ce7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6]))=0)" style:apply-style-name="ConditionalStyle_5f_1" style:base-cell-address="'Sprint Burndown'.L6"/>
    </style:style>
    <style:style style:name="ce7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0]))=0)" style:apply-style-name="ConditionalStyle_5f_1" style:base-cell-address="'Sprint Burndown'.L10"/>
    </style:style>
    <style:style style:name="ce7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1]))=0)" style:apply-style-name="ConditionalStyle_5f_1" style:base-cell-address="'Sprint Burndown'.L11"/>
    </style:style>
    <style:style style:name="ce7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2]))=0)" style:apply-style-name="ConditionalStyle_5f_1" style:base-cell-address="'Sprint Burndown'.L12"/>
    </style:style>
    <style:style style:name="ce78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Breno Burndown'.A10"/>
    </style:style>
    <style:style style:name="ce7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1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2" style:family="table-cell" style:parent-style-name="Default">
      <style:table-cell-properties style:rotation-align="none"/>
      <style:map style:condition="is-true-formula(LEN(TRIM([.A11]))=0)" style:apply-style-name="ConditionalStyle_5f_1" style:base-cell-address="'Breno Burndown'.A11"/>
    </style:style>
    <style:style style:name="ce83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0]))=0)" style:apply-style-name="ConditionalStyle_5f_1" style:base-cell-address="'Breno Burndown'.B10"/>
    </style:style>
    <style:style style:name="ce84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6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7" style:family="table-cell" style:parent-style-name="Default" style:data-style-name="N112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Breno Burndown'.C10"/>
    </style:style>
    <style:style style:name="ce89" style:family="table-cell" style:parent-style-name="Default">
      <style:table-cell-properties style:rotation-align="none"/>
      <style:map style:condition="is-true-formula(LEN(TRIM([.C10]))=0)" style:apply-style-name="ConditionalStyle_5f_1" style:base-cell-address="'Breno Burndown'.C10"/>
    </style:style>
    <style:style style:name="ce9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1" style:family="table-cell" style:parent-style-name="Default">
      <style:table-cell-properties style:rotation-align="none"/>
      <style:text-properties style:font-name="Arial" style:font-name-asian="Noto Sans CJK SC Regular" style:font-name-complex="FreeSans"/>
      <style:map style:condition="is-true-formula(LEN(TRIM([.C10]))=0)" style:apply-style-name="ConditionalStyle_5f_1" style:base-cell-address="'Breno Burndown'.C10"/>
    </style:style>
    <style:style style:name="ce92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3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Danilo Burndown'.A10"/>
    </style:style>
    <style:style style:name="ce98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Danilo Burndown'.A11"/>
    </style:style>
    <style:style style:name="ce99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2]))=0)" style:apply-style-name="ConditionalStyle_5f_1" style:base-cell-address="'Danilo Burndown'.A12"/>
    </style:style>
    <style:style style:name="ce10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3]))=0)" style:apply-style-name="ConditionalStyle_5f_1" style:base-cell-address="'Danilo Burndown'.A13"/>
    </style:style>
    <style:style style:name="ce101" style:family="table-cell" style:parent-style-name="Default">
      <style:table-cell-properties style:rotation-align="none"/>
      <style:map style:condition="is-true-formula(LEN(TRIM([.A11]))=0)" style:apply-style-name="ConditionalStyle_5f_1" style:base-cell-address="'Danilo Burndown'.A11"/>
    </style:style>
    <style:style style:name="ce102" style:family="table-cell" style:parent-style-name="Default">
      <style:table-cell-properties style:rotation-align="none"/>
      <style:map style:condition="is-true-formula(LEN(TRIM([.A11]))=0)" style:apply-style-name="ConditionalStyle_5f_1" style:base-cell-address="'Danilo Burndown'.A11"/>
    </style:style>
    <style:style style:name="ce103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0]))=0)" style:apply-style-name="ConditionalStyle_5f_1" style:base-cell-address="'Danilo Burndown'.A10"/>
    </style:style>
    <style:style style:name="ce104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Danilo Burndown'.A11"/>
    </style:style>
    <style:style style:name="ce10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2]))=0)" style:apply-style-name="ConditionalStyle_5f_1" style:base-cell-address="'Danilo Burndown'.A12"/>
    </style:style>
    <style:style style:name="ce106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3]))=0)" style:apply-style-name="ConditionalStyle_5f_1" style:base-cell-address="'Danilo Burndown'.A13"/>
    </style:style>
    <style:style style:name="ce10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Danilo Burndown'.C10"/>
    </style:style>
    <style:style style:name="ce108" style:family="table-cell" style:parent-style-name="Default">
      <style:table-cell-properties style:rotation-align="none"/>
      <style:map style:condition="is-true-formula(LEN(TRIM([.C10]))=0)" style:apply-style-name="ConditionalStyle_5f_1" style:base-cell-address="'Danilo Burndown'.C10"/>
    </style:style>
    <style:style style:name="ce10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Alexandre Burndown'.A10"/>
    </style:style>
    <style:style style:name="ce11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Alexandre Burndown'.A11"/>
    </style:style>
    <style:style style:name="ce11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2]))=0)" style:apply-style-name="ConditionalStyle_5f_1" style:base-cell-address="'Alexandre Burndown'.A12"/>
    </style:style>
    <style:style style:name="ce112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3]))=0)" style:apply-style-name="ConditionalStyle_5f_1" style:base-cell-address="'Alexandre Burndown'.A13"/>
    </style:style>
    <style:style style:name="ce113" style:family="table-cell" style:parent-style-name="Default">
      <style:table-cell-properties style:rotation-align="none"/>
      <style:map style:condition="is-true-formula(LEN(TRIM([.A14]))=0)" style:apply-style-name="ConditionalStyle_5f_1" style:base-cell-address="'Alexandre Burndown'.A14"/>
    </style:style>
    <style:style style:name="ce11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0]))=0)" style:apply-style-name="ConditionalStyle_5f_1" style:base-cell-address="'Alexandre Burndown'.A10"/>
    </style:style>
    <style:style style:name="ce11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Alexandre Burndown'.A11"/>
    </style:style>
    <style:style style:name="ce11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2]))=0)" style:apply-style-name="ConditionalStyle_5f_1" style:base-cell-address="'Alexandre Burndown'.A12"/>
    </style:style>
    <style:style style:name="ce11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3]))=0)" style:apply-style-name="ConditionalStyle_5f_1" style:base-cell-address="'Alexandre Burndown'.A13"/>
    </style:style>
    <style:style style:name="ce11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Alexandre Burndown'.C10"/>
    </style:style>
    <style:style style:name="ce119" style:family="table-cell" style:parent-style-name="Default">
      <style:table-cell-properties style:rotation-align="none"/>
      <style:map style:condition="is-true-formula(LEN(TRIM([.C10]))=0)" style:apply-style-name="ConditionalStyle_5f_1" style:base-cell-address="'Alexandre Burndown'.C1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Backlog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6" table:default-cell-style-name="ce5"/>
        <table:table-row table:style-name="ro1">
          <table:table-cell table:style-name="ce1" office:value-type="string" calcext:value-type="string" table:number-columns-spanned="8" table:number-rows-spanned="1">
            <text:p>SPRINT BACKLOG</text:p>
          </table:table-cell>
          <table:covered-table-cell table:number-columns-repeated="7" table:style-name="ce1"/>
          <table:table-cell table:style-name="ce18" office:value-type="string" calcext:value-type="string">
            <text:p>DIAS</text:p>
          </table:table-cell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style-name="ce1" office:value-type="string" calcext:value-type="string" table:number-columns-spanned="1" table:number-rows-spanned="2">
            <text:p>HISTÓRIAS</text:p>
          </table:table-cell>
          <table:table-cell table:style-name="ce1" office:value-type="string" calcext:value-type="string" table:number-columns-spanned="1" table:number-rows-spanned="2">
            <text:p>TAREFAS</text:p>
          </table:table-cell>
          <table:table-cell table:style-name="ce1" office:value-type="string" calcext:value-type="string" table:number-columns-spanned="1" table:number-rows-spanned="2">
            <text:p>RESPONSÁVEIS</text:p>
          </table:table-cell>
          <table:table-cell table:style-name="ce1" office:value-type="string" calcext:value-type="string" table:number-columns-spanned="2" table:number-rows-spanned="1">
            <text:p>HORAS PLANEJADA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ORAS CUMPRIDA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9" office:value-type="float" office:value="8" calcext:value-type="float" table:number-columns-spanned="1" table:number-rows-spanned="2">
            <text:p>8</text:p>
          </table:table-cell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covered-table-cell table:style-name="ce1"/>
          <table:covered-table-cell table:style-name="ce20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1" table:number-rows-spanned="3">
            <text:p>Planejamento e Levantamento de Requisitos</text:p>
          </table:table-cell>
          <table:table-cell table:style-name="ce6" office:value-type="string" calcext:value-type="string" table:number-columns-spanned="1" table:number-rows-spanned="3">
            <text:p>Planejar e analisar o Levantamento dos Requisitos</text:p>
          </table:table-cell>
          <table:table-cell table:style-name="ce12" office:value-type="string" calcext:value-type="string">
            <text:p>Breno</text:p>
          </table:table-cell>
          <table:table-cell table:style-name="ce12" office:value-type="float" office:value="3" calcext:value-type="float">
            <text:p>3</text:p>
          </table:table-cell>
          <table:table-cell table:style-name="ce7" table:formula="of:=SUM([.D4:.D6])" office:value-type="float" office:value="9" calcext:value-type="float" table:number-columns-spanned="1" table:number-rows-spanned="3">
            <text:p>9</text:p>
          </table:table-cell>
          <table:table-cell table:style-name="ce7" office:value-type="float" office:value="2.5" calcext:value-type="float">
            <text:p>2,5</text:p>
          </table:table-cell>
          <table:table-cell table:style-name="ce7" table:formula="of:=SUM([.F4:.F6])" office:value-type="float" office:value="7.5" calcext:value-type="float" table:number-columns-spanned="1" table:number-rows-spanned="3">
            <text:p>7,5</text:p>
          </table:table-cell>
          <table:table-cell table:style-name="ce15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style-name="ce1"/>
          <table:covered-table-cell table:style-name="ce7"/>
          <table:table-cell table:style-name="ce12" office:value-type="string" calcext:value-type="string">
            <text:p>Danilo</text:p>
          </table:table-cell>
          <table:table-cell table:style-name="ce12" office:value-type="float" office:value="3" calcext:value-type="float">
            <text:p>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covered-table-cell table:style-name="ce7"/>
          <table:table-cell table:style-name="ce15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style-name="ce1"/>
          <table:covered-table-cell table:style-name="ce7"/>
          <table:table-cell table:style-name="ce12" office:value-type="string" calcext:value-type="string">
            <text:p>Alexandre</text:p>
          </table:table-cell>
          <table:table-cell table:style-name="ce12" office:value-type="float" office:value="3" calcext:value-type="float">
            <text:p>3</text:p>
          </table:table-cell>
          <table:covered-table-cell table:style-name="ce7"/>
          <table:table-cell table:style-name="ce7" office:value-type="float" office:value="3" calcext:value-type="float">
            <text:p>3</text:p>
          </table:table-cell>
          <table:covered-table-cell table:style-name="ce7"/>
          <table:table-cell table:style-name="ce15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3">
            <text:p>Documentação de Requisitos</text:p>
          </table:table-cell>
          <table:table-cell table:style-name="ce8" office:value-type="string" calcext:value-type="string" table:number-columns-spanned="1" table:number-rows-spanned="3">
            <text:p>Documentar todos os requisitos do sistema</text:p>
          </table:table-cell>
          <table:table-cell table:style-name="ce8" office:value-type="string" calcext:value-type="string">
            <text:p>Breno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D7:.D9])" office:value-type="float" office:value="11" calcext:value-type="float" table:number-columns-spanned="1" table:number-rows-spanned="3">
            <text:p>11</text:p>
          </table:table-cell>
          <table:table-cell table:style-name="ce13" office:value-type="float" office:value="2.5" calcext:value-type="float">
            <text:p>2,50</text:p>
          </table:table-cell>
          <table:table-cell table:style-name="ce8" table:formula="of:=SUM([.F7:.F9])" office:value-type="float" office:value="7.5" calcext:value-type="float" table:number-columns-spanned="1" table:number-rows-spanned="3">
            <text:p>7,5</text:p>
          </table:table-cell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anilo</text:p>
          </table:table-cell>
          <table:table-cell table:style-name="ce8" office:value-type="float" office:value="3" calcext:value-type="float">
            <text:p>3</text:p>
          </table:table-cell>
          <table:covered-table-cell table:style-name="ce8"/>
          <table:table-cell table:style-name="ce13" office:value-type="float" office:value="3" calcext:value-type="float">
            <text:p>3,00</text:p>
          </table:table-cell>
          <table:covered-table-cell table:style-name="ce8"/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Alexandre</text:p>
          </table:table-cell>
          <table:table-cell table:style-name="ce8" office:value-type="float" office:value="4" calcext:value-type="float">
            <text:p>4</text:p>
          </table:table-cell>
          <table:covered-table-cell table:style-name="ce8"/>
          <table:table-cell table:style-name="ce13" office:value-type="float" office:value="2" calcext:value-type="float">
            <text:p>2,00</text:p>
          </table:table-cell>
          <table:covered-table-cell table:style-name="ce8"/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3">
            <text:p>Diagramação de Caso de Uso</text:p>
          </table:table-cell>
          <table:table-cell table:style-name="ce9" office:value-type="string" calcext:value-type="string" table:number-columns-spanned="1" table:number-rows-spanned="3">
            <text:p>Criação de diagramas de caso de uso</text:p>
          </table:table-cell>
          <table:table-cell table:style-name="ce9" office:value-type="string" calcext:value-type="string">
            <text:p>Bre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SUM([.D10:.D12])" office:value-type="float" office:value="15" calcext:value-type="float" table:number-columns-spanned="1" table:number-rows-spanned="3">
            <text:p>15</text:p>
          </table:table-cell>
          <table:table-cell table:style-name="ce14" office:value-type="float" office:value="3" calcext:value-type="float">
            <text:p>3,00</text:p>
          </table:table-cell>
          <table:table-cell table:style-name="ce9" table:formula="of:=SUM([.F10:.F12])" office:value-type="float" office:value="9" calcext:value-type="float" table:number-columns-spanned="1" table:number-rows-spanned="3">
            <text:p>9</text:p>
          </table:table-cell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style-name="ce3"/>
          <table:covered-table-cell table:style-name="ce10"/>
          <table:table-cell table:style-name="ce9" office:value-type="string" calcext:value-type="string">
            <text:p>Danilo</text:p>
          </table:table-cell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14" office:value-type="float" office:value="3" calcext:value-type="float">
            <text:p>3,00</text:p>
          </table:table-cell>
          <table:covered-table-cell table:style-name="ce9"/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style-name="ce3"/>
          <table:covered-table-cell table:style-name="ce10"/>
          <table:table-cell table:style-name="ce9" office:value-type="string" calcext:value-type="string">
            <text:p>Alexandre</text:p>
          </table:table-cell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14" office:value-type="float" office:value="3" calcext:value-type="float">
            <text:p>3,00</text:p>
          </table:table-cell>
          <table:covered-table-cell table:style-name="ce9"/>
          <table:table-cell table:style-name="ce16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1" table:number-rows-spanned="3">
            <text:p>Diagrama de Classe</text:p>
          </table:table-cell>
          <table:table-cell table:style-name="ce11" office:value-type="string" calcext:value-type="string" table:number-columns-spanned="1" table:number-rows-spanned="3">
            <text:p>Criação do diagrama de classe</text:p>
          </table:table-cell>
          <table:table-cell table:style-name="ce11" office:value-type="string" calcext:value-type="string">
            <text:p>Breno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D13:.D15])" office:value-type="float" office:value="15" calcext:value-type="float" table:number-columns-spanned="1" table:number-rows-spanned="3">
            <text:p>15</text:p>
          </table:table-cell>
          <table:table-cell table:style-name="ce13" office:value-type="float" office:value="4" calcext:value-type="float">
            <text:p>4,00</text:p>
          </table:table-cell>
          <table:table-cell table:style-name="ce11" table:formula="of:=SUM([.F13:.F15])" office:value-type="float" office:value="11" calcext:value-type="float" table:number-columns-spanned="1" table:number-rows-spanned="3">
            <text:p>11</text:p>
          </table:table-cell>
          <table:table-cell table:style-name="ce17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Danilo</text:p>
          </table:table-cell>
          <table:table-cell table:style-name="ce11" office:value-type="float" office:value="5" calcext:value-type="float">
            <text:p>5</text:p>
          </table:table-cell>
          <table:covered-table-cell table:style-name="ce11"/>
          <table:table-cell table:style-name="ce13" office:value-type="float" office:value="4" calcext:value-type="float">
            <text:p>4,00</text:p>
          </table:table-cell>
          <table:covered-table-cell table:style-name="ce11"/>
          <table:table-cell table:style-name="ce17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Alexandre</text:p>
          </table:table-cell>
          <table:table-cell table:style-name="ce11" office:value-type="float" office:value="5" calcext:value-type="float">
            <text:p>5</text:p>
          </table:table-cell>
          <table:covered-table-cell table:style-name="ce11"/>
          <table:table-cell table:style-name="ce13" office:value-type="float" office:value="3" calcext:value-type="float">
            <text:p>3,00</text:p>
          </table:table-cell>
          <table:covered-table-cell table:style-name="ce11"/>
          <table:table-cell table:style-name="ce17" office:value-type="string" calcext:value-type="string">
            <text:p>Feito</text:p>
          </table:table-cell>
          <table:table-cell table:style-name="ce21"/>
          <table:table-cell table:style-name="ce23" table:number-columns-repeated="5"/>
          <table:table-cell table:style-name="ce22" table:number-columns-repeated="14"/>
          <table:table-cell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22" table:number-columns-repeated="18"/>
          <table:table-cell table:number-columns-repeated="996"/>
        </table:table-row>
        <table:table-row table:style-name="ro2" table:number-rows-repeated="2">
          <table:table-cell table:number-columns-repeated="8"/>
          <table:table-cell table:style-name="ce22" table:number-columns-repeated="20"/>
          <table:table-cell table:number-columns-repeated="996"/>
        </table:table-row>
        <table:table-row table:style-name="ro3">
          <table:table-cell table:number-columns-repeated="8"/>
          <table:table-cell table:style-name="ce22" table:number-columns-repeated="20"/>
          <table:table-cell table:number-columns-repeated="996"/>
        </table:table-row>
        <table:table-row table:style-name="ro2" table:number-rows-repeated="5">
          <table:table-cell table:number-columns-repeated="8"/>
          <table:table-cell table:style-name="ce22" table:number-columns-repeated="20"/>
          <table:table-cell table:number-columns-repeated="996"/>
        </table:table-row>
        <table:table-row table:style-name="ro4" table:number-rows-repeated="1048544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Sprint Backlog'.I1:'Sprint Backlog'.I15">
            <calcext:condition calcext:apply-style-name="ConditionalStyle_1" calcext:value="formula-is(LEN(TRIM([.I1]))=0)" calcext:base-cell-address="'Sprint Backlog'.I1"/>
          </calcext:conditional-format>
          <calcext:conditional-format calcext:target-range-address="'Sprint Backlog'.I1:'Sprint Backlog'.I15">
            <calcext:condition calcext:apply-style-name="ConditionalStyle_2" calcext:value="not-contains-text(&quot;676766676ppppp&quot;)" calcext:base-cell-address="'Sprint Backlog'.I1"/>
          </calcext:conditional-format>
        </calcext:conditional-formats>
      </table:table>
      <table:table table:name="Sprint Burndown" table:style-name="ta2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7" table:number-columns-repeated="1012" table:default-cell-style-name="ce5"/>
        <table:table-row table:style-name="ro2"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10" table:number-rows-spanned="1">
            <text:p>SPRINT BURNDOWN DATA</text:p>
          </table:table-cell>
          <table:covered-table-cell table:number-columns-repeated="9" table:style-name="ce2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5" office:value-type="string" calcext:value-type="string">
            <text:p>Dias</text:p>
          </table:table-cell>
          <table:table-cell table:style-name="ce31" office:value-type="string" calcext:value-type="string">
            <text:p>Planejado</text:p>
          </table:table-cell>
          <table:table-cell table:style-name="ce31" table:formula="of:=[.A3]" office:value-type="float" office:value="8" calcext:value-type="float">
            <text:p>8</text:p>
          </table:table-cell>
          <table:table-cell table:style-name="ce31" table:formula="of:=[.C2]-1" office:value-type="float" office:value="7" calcext:value-type="float">
            <text:p>7</text:p>
          </table:table-cell>
          <table:table-cell table:style-name="ce31" table:formula="of:=[.D2]-1" office:value-type="float" office:value="6" calcext:value-type="float">
            <text:p>6</text:p>
          </table:table-cell>
          <table:table-cell table:style-name="ce31" table:formula="of:=[.E2]-1" office:value-type="float" office:value="5" calcext:value-type="float">
            <text:p>5</text:p>
          </table:table-cell>
          <table:table-cell table:style-name="ce31" table:formula="of:=[.F2]-1" office:value-type="float" office:value="4" calcext:value-type="float">
            <text:p>4</text:p>
          </table:table-cell>
          <table:table-cell table:style-name="ce31" table:formula="of:=[.G2]-1" office:value-type="float" office:value="3" calcext:value-type="float">
            <text:p>3</text:p>
          </table:table-cell>
          <table:table-cell table:style-name="ce31" table:formula="of:=[.H2]-1" office:value-type="float" office:value="2" calcext:value-type="float">
            <text:p>2</text:p>
          </table:table-cell>
          <table:table-cell table:style-name="ce31" table:formula="of:=[.I2]-1" office:value-type="float" office:value="1" calcext:value-type="float">
            <text:p>1</text:p>
          </table:table-cell>
          <table:table-cell table:style-name="ce67" table:number-columns-repeated="2"/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26" office:value-type="float" office:value="8" calcext:value-type="float" table:number-columns-spanned="1" table:number-rows-spanned="2">
            <text:p>8</text:p>
          </table:table-cell>
          <table:table-cell table:style-name="ce32" office:value-type="string" calcext:value-type="string" table:number-columns-spanned="1" table:number-rows-spanned="2">
            <text:p>(hrs)</text:p>
          </table:table-cell>
          <table:table-cell table:style-name="ce39" office:value-type="string" calcext:value-type="string" table:number-columns-spanned="1" table:number-rows-spanned="2">
            <text:p>Terça</text:p>
            <text:p>13/09/2016</text:p>
          </table:table-cell>
          <table:table-cell table:style-name="ce39" office:value-type="string" calcext:value-type="string" table:number-columns-spanned="1" table:number-rows-spanned="2">
            <text:p>Quarta</text:p>
            <text:p>14/09/2016</text:p>
          </table:table-cell>
          <table:table-cell table:style-name="ce39" office:value-type="string" calcext:value-type="string" table:number-columns-spanned="1" table:number-rows-spanned="2">
            <text:p>Quinta</text:p>
            <text:p>15/09/2016</text:p>
          </table:table-cell>
          <table:table-cell table:style-name="ce51" office:value-type="string" calcext:value-type="string" table:number-columns-spanned="1" table:number-rows-spanned="2">
            <text:p>Sexta</text:p>
            <text:p>16/09/2016</text:p>
          </table:table-cell>
          <table:table-cell table:style-name="ce51" office:value-type="string" calcext:value-type="string" table:number-columns-spanned="1" table:number-rows-spanned="2">
            <text:p>Sábado</text:p>
            <text:p>17/09/2016</text:p>
          </table:table-cell>
          <table:table-cell table:style-name="ce51" office:value-type="string" calcext:value-type="string" table:number-columns-spanned="1" table:number-rows-spanned="2">
            <text:p>Domingo</text:p>
            <text:p>18/09/2016</text:p>
          </table:table-cell>
          <table:table-cell table:style-name="ce51" office:value-type="string" calcext:value-type="string" table:number-columns-spanned="1" table:number-rows-spanned="2">
            <text:p>Segunda</text:p>
            <text:p>19/09/2016</text:p>
          </table:table-cell>
          <table:table-cell table:style-name="ce51" office:value-type="string" calcext:value-type="string" table:number-columns-spanned="1" table:number-rows-spanned="2">
            <text:p>Terça</text:p>
            <text:p>20/09/2016</text:p>
          </table:table-cell>
          <table:table-cell table:style-name="ce32" office:value-type="string" calcext:value-type="string" table:number-columns-spanned="1" table:number-rows-spanned="2">
            <text:p>TOTAL</text:p>
          </table:table-cell>
          <table:table-cell table:style-name="ce32" office:value-type="string" calcext:value-type="string" table:number-columns-spanned="1" table:number-rows-spanned="2">
            <text:p>MÉDIA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covered-table-cell table:style-name="ce26"/>
          <table:covered-table-cell table:style-name="ce32"/>
          <table:covered-table-cell table:number-columns-repeated="8" table:style-name="ce40"/>
          <table:covered-table-cell table:number-columns-repeated="2" table:style-name="ce32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3" table:formula="of:=SUM([$'Sprint Backlog'.D$1:.D$1048576])" office:value-type="float" office:value="50" calcext:value-type="float">
            <text:p>50</text:p>
          </table:table-cell>
          <table:table-cell table:style-name="ce41" table:formula="of:=[.B5]-[.$B9]" office:value-type="float" office:value="43.75" calcext:value-type="float">
            <text:p>43,75</text:p>
          </table:table-cell>
          <table:table-cell table:style-name="ce41" table:formula="of:=[.C5]-[.$B9]" office:value-type="float" office:value="37.5" calcext:value-type="float">
            <text:p>37,50</text:p>
          </table:table-cell>
          <table:table-cell table:style-name="ce41" table:formula="of:=[.D5]-[.$B9]" office:value-type="float" office:value="31.25" calcext:value-type="float">
            <text:p>31,25</text:p>
          </table:table-cell>
          <table:table-cell table:style-name="ce41" table:formula="of:=[.E5]-[.$B9]" office:value-type="float" office:value="25" calcext:value-type="float">
            <text:p>25,00</text:p>
          </table:table-cell>
          <table:table-cell table:style-name="ce41" table:formula="of:=[.F5]-[.$B9]" office:value-type="float" office:value="18.75" calcext:value-type="float">
            <text:p>18,75</text:p>
          </table:table-cell>
          <table:table-cell table:style-name="ce41" table:formula="of:=[.G5]-[.$B9]" office:value-type="float" office:value="12.5" calcext:value-type="float">
            <text:p>12,50</text:p>
          </table:table-cell>
          <table:table-cell table:style-name="ce41" table:formula="of:=[.H5]-[.$B9]" office:value-type="float" office:value="6.25" calcext:value-type="float">
            <text:p>6,25</text:p>
          </table:table-cell>
          <table:table-cell table:style-name="ce41" table:formula="of:=[.I5]-[.$B9]" office:value-type="float" office:value="0" calcext:value-type="float">
            <text:p>0,00</text:p>
          </table:table-cell>
          <table:table-cell table:style-name="ce68" table:formula="of:=SUM([.C5:.J5])" office:value-type="float" office:value="175" calcext:value-type="float">
            <text:p>175,00</text:p>
          </table:table-cell>
          <table:table-cell table:style-name="ce73" table:formula="of:=[.K5]/[.A$3]" office:value-type="float" office:value="21.875" calcext:value-type="float">
            <text:p>21,8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3" table:formula="of:=[.B5]" office:value-type="float" office:value="50" calcext:value-type="float">
            <text:p>50</text:p>
          </table:table-cell>
          <table:table-cell table:style-name="ce41" table:formula="of:=[.B6]-[.C9]" office:value-type="float" office:value="48.5" calcext:value-type="float">
            <text:p>48,50</text:p>
          </table:table-cell>
          <table:table-cell table:style-name="ce41" table:formula="of:=[.C6]-[.D9]" office:value-type="float" office:value="42.5" calcext:value-type="float">
            <text:p>42,50</text:p>
          </table:table-cell>
          <table:table-cell table:style-name="ce41" table:formula="of:=[.D6]-[.E9]" office:value-type="float" office:value="38.5" calcext:value-type="float">
            <text:p>38,50</text:p>
          </table:table-cell>
          <table:table-cell table:style-name="ce41" table:formula="of:=[.E6]-[.F9]" office:value-type="float" office:value="32.75" calcext:value-type="float">
            <text:p>32,75</text:p>
          </table:table-cell>
          <table:table-cell table:style-name="ce41" table:formula="of:=[.F6]-[.G9]" office:value-type="float" office:value="28" calcext:value-type="float">
            <text:p>28,00</text:p>
          </table:table-cell>
          <table:table-cell table:style-name="ce41" table:formula="of:=[.G6]-[.H9]" office:value-type="float" office:value="24" calcext:value-type="float">
            <text:p>24,00</text:p>
          </table:table-cell>
          <table:table-cell table:style-name="ce41" table:formula="of:=[.H6]-[.I9]" office:value-type="float" office:value="21" calcext:value-type="float">
            <text:p>21,00</text:p>
          </table:table-cell>
          <table:table-cell table:style-name="ce41" table:formula="of:=[.I6]-[.J9]" office:value-type="float" office:value="15" calcext:value-type="float">
            <text:p>15,00</text:p>
          </table:table-cell>
          <table:table-cell table:style-name="ce69" table:formula="of:=SUM([.C6:.J6])" office:value-type="float" office:value="250.25" calcext:value-type="float">
            <text:p>250,25</text:p>
          </table:table-cell>
          <table:table-cell table:style-name="ce74" table:formula="of:=[.K6]/[.A$3]" office:value-type="float" office:value="31.28125" calcext:value-type="float">
            <text:p>31,2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8" table:number-columns-repeated="19"/>
          <table:table-cell table:number-columns-repeated="1005"/>
        </table:table-row>
        <table:table-row table:style-name="ro2">
          <table:table-cell table:style-name="ce29" office:value-type="string" calcext:value-type="string">
            <text:p>MEMBROS</text:p>
          </table:table-cell>
          <table:table-cell table:style-name="ce34" office:value-type="string" calcext:value-type="string">
            <text:p>(hrs/dia)</text:p>
          </table:table-cell>
          <table:table-cell table:style-name="ce34" office:value-type="string" calcext:value-type="string" table:number-columns-spanned="10" table:number-rows-spanned="1">
            <text:p>TEAM DATA</text:p>
          </table:table-cell>
          <table:covered-table-cell table:number-columns-repeated="9" table:style-name="ce3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5" table:formula="of:=[.B5]/[.A3]" office:value-type="float" office:value="6.25" calcext:value-type="float">
            <text:p>6,25</text:p>
          </table:table-cell>
          <table:table-cell table:style-name="ce35" table:formula="of:=SUM([.C10:.C12])" office:value-type="float" office:value="1.5" calcext:value-type="float">
            <text:p>1,50</text:p>
          </table:table-cell>
          <table:table-cell table:style-name="ce35" table:formula="of:=SUM([.D10:.D12])" office:value-type="float" office:value="6" calcext:value-type="float">
            <text:p>6,00</text:p>
          </table:table-cell>
          <table:table-cell table:style-name="ce35" table:formula="of:=SUM([.E10:.E12])" office:value-type="float" office:value="4" calcext:value-type="float">
            <text:p>4,00</text:p>
          </table:table-cell>
          <table:table-cell table:style-name="ce35" table:formula="of:=SUM([.F10:.F12])" office:value-type="float" office:value="5.75" calcext:value-type="float">
            <text:p>5,75</text:p>
          </table:table-cell>
          <table:table-cell table:style-name="ce35" table:formula="of:=SUM([.G10:.G12])" office:value-type="float" office:value="4.75" calcext:value-type="float">
            <text:p>4,75</text:p>
          </table:table-cell>
          <table:table-cell table:style-name="ce35" table:formula="of:=SUM([.H10:.H12])" office:value-type="float" office:value="4" calcext:value-type="float">
            <text:p>4,00</text:p>
          </table:table-cell>
          <table:table-cell table:style-name="ce35" table:formula="of:=SUM([.I10:.I12])" office:value-type="float" office:value="3" calcext:value-type="float">
            <text:p>3,00</text:p>
          </table:table-cell>
          <table:table-cell table:style-name="ce35" table:formula="of:=SUM([.J10:.J12])" office:value-type="float" office:value="6" calcext:value-type="float">
            <text:p>6,00</text:p>
          </table:table-cell>
          <table:table-cell table:style-name="ce35" table:formula="of:=SUM([.K10:.K12])" office:value-type="float" office:value="35" calcext:value-type="float">
            <text:p>35,00</text:p>
          </table:table-cell>
          <table:table-cell table:style-name="ce35" table:formula="of:=[.K9]/[.A$3]" office:value-type="float" office:value="4.375" calcext:value-type="float">
            <text:p>4,3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30" office:value-type="string" calcext:value-type="string">
            <text:p>Breno</text:p>
          </table:table-cell>
          <table:table-cell table:style-name="ce36" table:formula="of:=[$'Breno Burndown'.B9]" office:value-type="float" office:value="2.125" calcext:value-type="float">
            <text:p>2,13</text:p>
          </table:table-cell>
          <table:table-cell table:style-name="ce42" table:formula="of:=[$'Breno Burndown'.C9]" office:value-type="float" office:value="0" calcext:value-type="float">
            <text:p>0,00</text:p>
          </table:table-cell>
          <table:table-cell table:style-name="ce45" table:formula="of:=[$'Breno Burndown'.D9]" office:value-type="float" office:value="2.5" calcext:value-type="float">
            <text:p>2,50</text:p>
          </table:table-cell>
          <table:table-cell table:style-name="ce48" table:formula="of:=[$'Breno Burndown'.E9]" office:value-type="float" office:value="1" calcext:value-type="float">
            <text:p>1,00</text:p>
          </table:table-cell>
          <table:table-cell table:style-name="ce52" table:formula="of:=[$'Breno Burndown'.F9]" office:value-type="float" office:value="1.5" calcext:value-type="float">
            <text:p>1,50</text:p>
          </table:table-cell>
          <table:table-cell table:style-name="ce55" table:formula="of:=[$'Breno Burndown'.G9]" office:value-type="float" office:value="2" calcext:value-type="float">
            <text:p>2,00</text:p>
          </table:table-cell>
          <table:table-cell table:style-name="ce58" table:formula="of:=[$'Breno Burndown'.H9]" office:value-type="float" office:value="1" calcext:value-type="float">
            <text:p>1,00</text:p>
          </table:table-cell>
          <table:table-cell table:style-name="ce61" table:formula="of:=[$'Breno Burndown'.I9]" office:value-type="float" office:value="1" calcext:value-type="float">
            <text:p>1,00</text:p>
          </table:table-cell>
          <table:table-cell table:style-name="ce64" table:formula="of:=[$'Breno Burndown'.J9]" office:value-type="float" office:value="3" calcext:value-type="float">
            <text:p>3,00</text:p>
          </table:table-cell>
          <table:table-cell table:style-name="ce70" table:formula="of:=SUM([.C10:.J10])" office:value-type="float" office:value="12" calcext:value-type="float">
            <text:p>12,00</text:p>
          </table:table-cell>
          <table:table-cell table:style-name="ce75" table:formula="of:=[.K10]/[.A$3]" office:value-type="float" office:value="1.5" calcext:value-type="float">
            <text:p>1,50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30" office:value-type="string" calcext:value-type="string">
            <text:p>Danilo</text:p>
          </table:table-cell>
          <table:table-cell table:style-name="ce37" table:formula="of:=[$'Alexandre Burndown'.B9]" office:value-type="float" office:value="2.125" calcext:value-type="float">
            <text:p>2,13</text:p>
          </table:table-cell>
          <table:table-cell table:style-name="ce43" table:formula="of:=[$'Alexandre Burndown'.C9]" office:value-type="float" office:value="0" calcext:value-type="float">
            <text:p>0,00</text:p>
          </table:table-cell>
          <table:table-cell table:style-name="ce46" table:formula="of:=[$'Alexandre Burndown'.D9]" office:value-type="float" office:value="1.5" calcext:value-type="float">
            <text:p>1,50</text:p>
          </table:table-cell>
          <table:table-cell table:style-name="ce49" table:formula="of:=[$'Alexandre Burndown'.E9]" office:value-type="float" office:value="2" calcext:value-type="float">
            <text:p>2,00</text:p>
          </table:table-cell>
          <table:table-cell table:style-name="ce53" table:formula="of:=[$'Alexandre Burndown'.F9]" office:value-type="float" office:value="2.5" calcext:value-type="float">
            <text:p>2,50</text:p>
          </table:table-cell>
          <table:table-cell table:style-name="ce56" table:formula="of:=[$'Alexandre Burndown'.G9]" office:value-type="float" office:value="1.5" calcext:value-type="float">
            <text:p>1,50</text:p>
          </table:table-cell>
          <table:table-cell table:style-name="ce59" table:formula="of:=[$'Alexandre Burndown'.H9]" office:value-type="float" office:value="2" calcext:value-type="float">
            <text:p>2,00</text:p>
          </table:table-cell>
          <table:table-cell table:style-name="ce62" table:formula="of:=[$'Alexandre Burndown'.I9]" office:value-type="float" office:value="0.5" calcext:value-type="float">
            <text:p>0,50</text:p>
          </table:table-cell>
          <table:table-cell table:style-name="ce65" table:formula="of:=[$'Alexandre Burndown'.J9]" office:value-type="float" office:value="1" calcext:value-type="float">
            <text:p>1,00</text:p>
          </table:table-cell>
          <table:table-cell table:style-name="ce71" table:formula="of:=SUM([.C11:.J11])" office:value-type="float" office:value="11" calcext:value-type="float">
            <text:p>11,00</text:p>
          </table:table-cell>
          <table:table-cell table:style-name="ce76" table:formula="of:=[.K11]/[.A$3]" office:value-type="float" office:value="1.375" calcext:value-type="float">
            <text:p>1,3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30" office:value-type="string" calcext:value-type="string">
            <text:p>Alexandre</text:p>
          </table:table-cell>
          <table:table-cell table:style-name="ce38" table:formula="of:=[$'Danilo Burndown'.B9]" office:value-type="float" office:value="2" calcext:value-type="float">
            <text:p>2,00</text:p>
          </table:table-cell>
          <table:table-cell table:style-name="ce44" table:formula="of:=[$'Danilo Burndown'.C9]" office:value-type="float" office:value="1.5" calcext:value-type="float">
            <text:p>1,50</text:p>
          </table:table-cell>
          <table:table-cell table:style-name="ce47" table:formula="of:=[$'Danilo Burndown'.D9]" office:value-type="float" office:value="2" calcext:value-type="float">
            <text:p>2,00</text:p>
          </table:table-cell>
          <table:table-cell table:style-name="ce50" table:formula="of:=[$'Danilo Burndown'.E9]" office:value-type="float" office:value="1" calcext:value-type="float">
            <text:p>1,00</text:p>
          </table:table-cell>
          <table:table-cell table:style-name="ce54" table:formula="of:=[$'Danilo Burndown'.F9]" office:value-type="float" office:value="1.75" calcext:value-type="float">
            <text:p>1,75</text:p>
          </table:table-cell>
          <table:table-cell table:style-name="ce57" table:formula="of:=[$'Danilo Burndown'.G9]" office:value-type="float" office:value="1.25" calcext:value-type="float">
            <text:p>1,25</text:p>
          </table:table-cell>
          <table:table-cell table:style-name="ce60" table:formula="of:=[$'Danilo Burndown'.H9]" office:value-type="float" office:value="1" calcext:value-type="float">
            <text:p>1,00</text:p>
          </table:table-cell>
          <table:table-cell table:style-name="ce63" table:formula="of:=[$'Danilo Burndown'.I9]" office:value-type="float" office:value="1.5" calcext:value-type="float">
            <text:p>1,50</text:p>
          </table:table-cell>
          <table:table-cell table:style-name="ce66" table:formula="of:=[$'Danilo Burndown'.J9]" office:value-type="float" office:value="2" calcext:value-type="float">
            <text:p>2,00</text:p>
          </table:table-cell>
          <table:table-cell table:style-name="ce72" table:formula="of:=SUM([.C12:.J12])" office:value-type="float" office:value="12" calcext:value-type="float">
            <text:p>12,00</text:p>
          </table:table-cell>
          <table:table-cell table:style-name="ce77" table:formula="of:=[.K12]/[.A$3]" office:value-type="float" office:value="1.5" calcext:value-type="float">
            <text:p>1,50</text:p>
          </table:table-cell>
          <table:table-cell table:style-name="ce28" table:number-columns-repeated="7"/>
          <table:table-cell table:number-columns-repeated="1005"/>
        </table:table-row>
        <table:table-row table:style-name="ro1">
          <table:table-cell>
            <draw:frame table:end-cell-address="'Sprint Burndown'.L27" table:end-x="14.83mm" table:end-y="4.68mm" draw:z-index="0" draw:name="Chart 1" draw:style-name="gr1" draw:text-style-name="P1" svg:width="316.66mm" svg:height="80.39mm" svg:x="4.04mm" svg:y="2.09mm">
              <loext:p draw:notify-on-update-of-ranges="'Sprint Burndown'.B3:'Sprint Burndown'.J3 'Sprint Burndown'.A5:'Sprint Burndown'.A5 'Sprint Burndown'.B5:'Sprint Burndown'.J5 'Sprint Burndown'.A6:'Sprint Burndown'.A6 'Sprint Burndown'.B6:'Sprint Burndown'.J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Sprint Burndown'.C10:'Sprint Burndown'.C10">
            <calcext:condition calcext:apply-style-name="ConditionalStyle_1" calcext:value="formula-is(LEN(TRIM([.C10]))=0)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1" calcext:value="=0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2" calcext:value="!=0" calcext:base-cell-address="'Sprint Burndown'.C10"/>
          </calcext:conditional-format>
          <calcext:conditional-format calcext:target-range-address="'Sprint Burndown'.B11:'Sprint Burndown'.B12">
            <calcext:condition calcext:apply-style-name="ConditionalStyle_1" calcext:value="formula-is(LEN(TRIM([.B11]))=0)" calcext:base-cell-address="'Sprint Burndown'.B11"/>
          </calcext:conditional-format>
          <calcext:conditional-format calcext:target-range-address="'Sprint Burndown'.B11:'Sprint Burndown'.B12">
            <calcext:condition calcext:apply-style-name="ConditionalStyle_3" calcext:value="not-contains-text(&quot;9875894754())(&quot;)" calcext:base-cell-address="'Sprint Burndown'.B11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  <calcext:conditional-format calcext:target-range-address="'Sprint Burndown'.B10:'Sprint Burndown'.B10">
            <calcext:condition calcext:apply-style-name="ConditionalStyle_1" calcext:value="formula-is(LEN(TRIM([.B10]))=0)" calcext:base-cell-address="'Sprint Burndown'.B10"/>
          </calcext:conditional-format>
          <calcext:conditional-format calcext:target-range-address="'Sprint Burndown'.B10:'Sprint Burndown'.B10">
            <calcext:condition calcext:apply-style-name="ConditionalStyle_3" calcext:value="not-contains-text(&quot;9875894754())(&quot;)" calcext:base-cell-address="'Sprint Burndown'.B10"/>
          </calcext:conditional-format>
        </calcext:conditional-formats>
      </table:table>
      <table:table table:name="Breno Burndown" table:style-name="ta3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number-columns-repeated="8" table:default-cell-style-name="ce5"/>
        <table:table-column table:style-name="co21" table:default-cell-style-name="ce5"/>
        <table:table-column table:style-name="co22" table:default-cell-style-name="ce5"/>
        <table:table-column table:style-name="co7" table:number-columns-repeated="1012" table:default-cell-style-name="ce5"/>
        <table:table-row table:style-name="ro2"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10" table:number-rows-spanned="1">
            <text:p>BRENO BURNDOWN DATA</text:p>
          </table:table-cell>
          <table:covered-table-cell table:number-columns-repeated="9" table:style-name="ce2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5" office:value-type="string" calcext:value-type="string">
            <text:p>Dias</text:p>
          </table:table-cell>
          <table:table-cell table:style-name="ce31" office:value-type="string" calcext:value-type="string">
            <text:p>Planejado</text:p>
          </table:table-cell>
          <table:table-cell table:style-name="ce31" table:formula="of:=[.A3]" office:value-type="float" office:value="8" calcext:value-type="float">
            <text:p>8</text:p>
          </table:table-cell>
          <table:table-cell table:style-name="ce31" table:formula="of:=[.C2]-1" office:value-type="float" office:value="7" calcext:value-type="float">
            <text:p>7</text:p>
          </table:table-cell>
          <table:table-cell table:style-name="ce31" table:formula="of:=[.D2]-1" office:value-type="float" office:value="6" calcext:value-type="float">
            <text:p>6</text:p>
          </table:table-cell>
          <table:table-cell table:style-name="ce31" table:formula="of:=[.E2]-1" office:value-type="float" office:value="5" calcext:value-type="float">
            <text:p>5</text:p>
          </table:table-cell>
          <table:table-cell table:style-name="ce31" table:formula="of:=[.F2]-1" office:value-type="float" office:value="4" calcext:value-type="float">
            <text:p>4</text:p>
          </table:table-cell>
          <table:table-cell table:style-name="ce31" table:formula="of:=[.G2]-1" office:value-type="float" office:value="3" calcext:value-type="float">
            <text:p>3</text:p>
          </table:table-cell>
          <table:table-cell table:style-name="ce31" table:formula="of:=[.H2]-1" office:value-type="float" office:value="2" calcext:value-type="float">
            <text:p>2</text:p>
          </table:table-cell>
          <table:table-cell table:style-name="ce31" table:formula="of:=[.I2]-1" office:value-type="float" office:value="1" calcext:value-type="float">
            <text:p>1</text:p>
          </table:table-cell>
          <table:table-cell table:style-name="ce67" table:number-columns-repeated="2"/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26" office:value-type="float" office:value="8" calcext:value-type="float" table:number-columns-spanned="1" table:number-rows-spanned="2">
            <text:p>8</text:p>
          </table:table-cell>
          <table:table-cell table:style-name="ce32" office:value-type="string" calcext:value-type="string" table:number-columns-spanned="1" table:number-rows-spanned="2">
            <text:p>(hrs)</text:p>
          </table:table-cell>
          <table:table-cell table:style-name="ce87" office:value-type="string" calcext:value-type="string" table:number-columns-spanned="1" table:number-rows-spanned="2">
            <text:p>Terça</text:p>
            <text:p>13/09/2016</text:p>
          </table:table-cell>
          <table:table-cell table:style-name="ce87" office:value-type="string" calcext:value-type="string" table:number-columns-spanned="1" table:number-rows-spanned="2">
            <text:p>Quarta</text:p>
            <text:p>14/09/2016</text:p>
          </table:table-cell>
          <table:table-cell table:style-name="ce87" office:value-type="string" calcext:value-type="string" table:number-columns-spanned="1" table:number-rows-spanned="2">
            <text:p>Quinta</text:p>
            <text:p>15/09/2016</text:p>
          </table:table-cell>
          <table:table-cell table:style-name="ce90" office:value-type="string" calcext:value-type="string" table:number-columns-spanned="1" table:number-rows-spanned="2">
            <text:p>Sexta</text:p>
            <text:p>16/09/2016</text:p>
          </table:table-cell>
          <table:table-cell table:style-name="ce90" office:value-type="string" calcext:value-type="string" table:number-columns-spanned="1" table:number-rows-spanned="2">
            <text:p>Sábado</text:p>
            <text:p>17/09/2016</text:p>
          </table:table-cell>
          <table:table-cell table:style-name="ce90" office:value-type="string" calcext:value-type="string" table:number-columns-spanned="1" table:number-rows-spanned="2">
            <text:p>Domingo</text:p>
            <text:p>18/09/2016</text:p>
          </table:table-cell>
          <table:table-cell table:style-name="ce90" office:value-type="string" calcext:value-type="string" table:number-columns-spanned="1" table:number-rows-spanned="2">
            <text:p>Segunda</text:p>
            <text:p>19/09/2016</text:p>
          </table:table-cell>
          <table:table-cell table:style-name="ce90" office:value-type="string" calcext:value-type="string" table:number-columns-spanned="1" table:number-rows-spanned="2">
            <text:p>Terça</text:p>
            <text:p>20/09/2016</text:p>
          </table:table-cell>
          <table:table-cell table:style-name="ce32" office:value-type="string" calcext:value-type="string" table:number-columns-spanned="1" table:number-rows-spanned="2">
            <text:p>TOTAL</text:p>
          </table:table-cell>
          <table:table-cell table:style-name="ce32" office:value-type="string" calcext:value-type="string" table:number-columns-spanned="1" table:number-rows-spanned="2">
            <text:p>MÉDIA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covered-table-cell table:style-name="ce26"/>
          <table:covered-table-cell table:style-name="ce32"/>
          <table:covered-table-cell table:number-columns-repeated="8" table:style-name="ce87"/>
          <table:covered-table-cell table:number-columns-repeated="2" table:style-name="ce32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3" table:formula="of:=SUMIF([$'Sprint Backlog'.C$1:.C$1048576];&quot;=Breno&quot;;[$'Sprint Backlog'.D$1:.D$1048576])" office:value-type="float" office:value="17" calcext:value-type="float">
            <text:p>17</text:p>
          </table:table-cell>
          <table:table-cell table:style-name="ce41" table:formula="of:=[.B5]-[.$B9]" office:value-type="float" office:value="14.875" calcext:value-type="float">
            <text:p>14,88</text:p>
          </table:table-cell>
          <table:table-cell table:style-name="ce41" table:formula="of:=[.C5]-[.$B9]" office:value-type="float" office:value="12.75" calcext:value-type="float">
            <text:p>12,75</text:p>
          </table:table-cell>
          <table:table-cell table:style-name="ce41" table:formula="of:=[.D5]-[.$B9]" office:value-type="float" office:value="10.625" calcext:value-type="float">
            <text:p>10,63</text:p>
          </table:table-cell>
          <table:table-cell table:style-name="ce41" table:formula="of:=[.E5]-[.$B9]" office:value-type="float" office:value="8.5" calcext:value-type="float">
            <text:p>8,50</text:p>
          </table:table-cell>
          <table:table-cell table:style-name="ce41" table:formula="of:=[.F5]-[.$B9]" office:value-type="float" office:value="6.375" calcext:value-type="float">
            <text:p>6,38</text:p>
          </table:table-cell>
          <table:table-cell table:style-name="ce41" table:formula="of:=[.G5]-[.$B9]" office:value-type="float" office:value="4.25" calcext:value-type="float">
            <text:p>4,25</text:p>
          </table:table-cell>
          <table:table-cell table:style-name="ce41" table:formula="of:=[.H5]-[.$B9]" office:value-type="float" office:value="2.125" calcext:value-type="float">
            <text:p>2,13</text:p>
          </table:table-cell>
          <table:table-cell table:style-name="ce41" table:formula="of:=[.I5]-[.$B9]" office:value-type="float" office:value="0" calcext:value-type="float">
            <text:p>0,00</text:p>
          </table:table-cell>
          <table:table-cell table:style-name="ce41" table:formula="of:=SUM([.C5:.J5])" office:value-type="float" office:value="59.5" calcext:value-type="float">
            <text:p>59,50</text:p>
          </table:table-cell>
          <table:table-cell table:style-name="ce41" table:formula="of:=[.K5]/[.A$3]" office:value-type="float" office:value="7.4375" calcext:value-type="float">
            <text:p>7,44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3" table:formula="of:=[.B5]" office:value-type="float" office:value="17" calcext:value-type="float">
            <text:p>17</text:p>
          </table:table-cell>
          <table:table-cell table:style-name="ce41" table:formula="of:=[.B6]-[.C9]" office:value-type="float" office:value="17" calcext:value-type="float">
            <text:p>17,00</text:p>
          </table:table-cell>
          <table:table-cell table:style-name="ce41" table:formula="of:=[.C6]-[.D9]" office:value-type="float" office:value="14.5" calcext:value-type="float">
            <text:p>14,50</text:p>
          </table:table-cell>
          <table:table-cell table:style-name="ce41" table:formula="of:=[.D6]-[.E9]" office:value-type="float" office:value="13.5" calcext:value-type="float">
            <text:p>13,50</text:p>
          </table:table-cell>
          <table:table-cell table:style-name="ce41" table:formula="of:=[.E6]-[.F9]" office:value-type="float" office:value="12" calcext:value-type="float">
            <text:p>12,00</text:p>
          </table:table-cell>
          <table:table-cell table:style-name="ce41" table:formula="of:=[.F6]-[.G9]" office:value-type="float" office:value="10" calcext:value-type="float">
            <text:p>10,00</text:p>
          </table:table-cell>
          <table:table-cell table:style-name="ce41" table:formula="of:=[.G6]-[.H9]" office:value-type="float" office:value="9" calcext:value-type="float">
            <text:p>9,00</text:p>
          </table:table-cell>
          <table:table-cell table:style-name="ce41" table:formula="of:=[.H6]-[.I9]" office:value-type="float" office:value="8" calcext:value-type="float">
            <text:p>8,00</text:p>
          </table:table-cell>
          <table:table-cell table:style-name="ce41" table:formula="of:=[.I6]-[.J9]" office:value-type="float" office:value="5" calcext:value-type="float">
            <text:p>5,00</text:p>
          </table:table-cell>
          <table:table-cell table:style-name="ce41" table:formula="of:=SUM([.C6:.J6])" office:value-type="float" office:value="89" calcext:value-type="float">
            <text:p>89,00</text:p>
          </table:table-cell>
          <table:table-cell table:style-name="ce41" table:formula="of:=[.K6]/[.A$3]" office:value-type="float" office:value="11.125" calcext:value-type="float">
            <text:p>11,13</text:p>
          </table:table-cell>
          <table:table-cell table:style-name="ce28" table:number-columns-repeated="7"/>
          <table:table-cell table:number-columns-repeated="1005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ce29" office:value-type="string" calcext:value-type="string">
            <text:p>TAREFAS</text:p>
          </table:table-cell>
          <table:table-cell table:style-name="ce34" office:value-type="string" calcext:value-type="string">
            <text:p>(hrs/dia)</text:p>
          </table:table-cell>
          <table:table-cell table:style-name="ce34" office:value-type="string" calcext:value-type="string" table:number-columns-spanned="10" table:number-rows-spanned="1">
            <text:p>BRENO DATA</text:p>
          </table:table-cell>
          <table:covered-table-cell table:number-columns-repeated="9" table:style-name="ce3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5" table:formula="of:=[.B5]/[.A3]" office:value-type="float" office:value="2.125" calcext:value-type="float">
            <text:p>2,13</text:p>
          </table:table-cell>
          <table:table-cell table:style-name="ce35" table:formula="of:=SUM([.C10:.C13])" office:value-type="float" office:value="0" calcext:value-type="float">
            <text:p>0,00</text:p>
          </table:table-cell>
          <table:table-cell table:style-name="ce35" table:formula="of:=SUM([.D10:.D13])" office:value-type="float" office:value="2.5" calcext:value-type="float">
            <text:p>2,50</text:p>
          </table:table-cell>
          <table:table-cell table:style-name="ce35" table:formula="of:=SUM([.E10:.E13])" office:value-type="float" office:value="1" calcext:value-type="float">
            <text:p>1,00</text:p>
          </table:table-cell>
          <table:table-cell table:style-name="ce35" table:formula="of:=SUM([.F10:.F13])" office:value-type="float" office:value="1.5" calcext:value-type="float">
            <text:p>1,50</text:p>
          </table:table-cell>
          <table:table-cell table:style-name="ce35" table:formula="of:=SUM([.G10:.G13])" office:value-type="float" office:value="2" calcext:value-type="float">
            <text:p>2,00</text:p>
          </table:table-cell>
          <table:table-cell table:style-name="ce35" table:formula="of:=SUM([.H10:.H13])" office:value-type="float" office:value="1" calcext:value-type="float">
            <text:p>1,00</text:p>
          </table:table-cell>
          <table:table-cell table:style-name="ce35" table:formula="of:=SUM([.I10:.I13])" office:value-type="float" office:value="1" calcext:value-type="float">
            <text:p>1,00</text:p>
          </table:table-cell>
          <table:table-cell table:style-name="ce35" table:formula="of:=SUM([.J10:.J13])" office:value-type="float" office:value="3" calcext:value-type="float">
            <text:p>3,00</text:p>
          </table:table-cell>
          <table:table-cell table:style-name="ce35" table:formula="of:=SUM([.K10:.K13])" office:value-type="float" office:value="12" calcext:value-type="float">
            <text:p>12,00</text:p>
          </table:table-cell>
          <table:table-cell table:style-name="ce35" table:formula="of:=SUM([.L10:.L13])" office:value-type="float" office:value="1.5" calcext:value-type="float">
            <text:p>1,50</text:p>
          </table:table-cell>
          <table:table-cell table:style-name="ce28" table:number-columns-repeated="7"/>
          <table:table-cell table:number-columns-repeated="1005"/>
        </table:table-row>
        <table:table-row table:style-name="ro6">
          <table:table-cell table:style-name="ce78" office:value-type="string" calcext:value-type="string">
            <text:p>Planejar e analisar o Levantamento dos Requisitos</text:p>
          </table:table-cell>
          <table:table-cell table:style-name="ce83"/>
          <table:table-cell table:style-name="ce88"/>
          <table:table-cell table:style-name="ce88" office:value-type="float" office:value="2.5" calcext:value-type="float">
            <text:p>2,50</text:p>
          </table:table-cell>
          <table:table-cell table:style-name="ce88" table:number-columns-repeated="6"/>
          <table:table-cell table:style-name="ce88" table:formula="of:=SUM([.C10:.J10])" office:value-type="float" office:value="2.5" calcext:value-type="float">
            <text:p>2,50</text:p>
          </table:table-cell>
          <table:table-cell table:style-name="ce88" table:formula="of:=[.K10]/[.A$3]" office:value-type="float" office:value="0.3125" calcext:value-type="float">
            <text:p>0,31</text:p>
          </table:table-cell>
          <table:table-cell table:style-name="ce28"/>
          <table:table-cell table:style-name="ce92" table:number-columns-spanned="2" table:number-rows-spanned="1"/>
          <table:covered-table-cell table:style-name="ce95"/>
          <table:table-cell table:style-name="ce28" table:number-columns-repeated="4"/>
          <table:table-cell table:number-columns-repeated="1005"/>
        </table:table-row>
        <table:table-row table:style-name="ro2">
          <table:table-cell table:style-name="ce79" office:value-type="string" calcext:value-type="string">
            <text:p>Documentar todos os requisitos do sistema</text:p>
          </table:table-cell>
          <table:table-cell table:style-name="ce84"/>
          <table:table-cell table:style-name="ce88" table:number-columns-repeated="3"/>
          <table:table-cell table:style-name="ce88" office:value-type="float" office:value="1.5" calcext:value-type="float">
            <text:p>1,50</text:p>
          </table:table-cell>
          <table:table-cell table:style-name="ce88"/>
          <table:table-cell table:style-name="ce88" office:value-type="float" office:value="1" calcext:value-type="float">
            <text:p>1,00</text:p>
          </table:table-cell>
          <table:table-cell table:style-name="ce88" table:number-columns-repeated="2"/>
          <table:table-cell table:style-name="ce88" table:formula="of:=SUM([.C11:.J11])" office:value-type="float" office:value="2.5" calcext:value-type="float">
            <text:p>2,50</text:p>
          </table:table-cell>
          <table:table-cell table:style-name="ce88" table:formula="of:=[.K11]/[.A$3]" office:value-type="float" office:value="0.3125" calcext:value-type="float">
            <text:p>0,31</text:p>
          </table:table-cell>
          <table:table-cell table:style-name="ce28"/>
          <table:table-cell table:style-name="ce93" table:number-columns-spanned="2" table:number-rows-spanned="1"/>
          <table:covered-table-cell table:style-name="ce96"/>
          <table:table-cell table:style-name="ce28" table:number-columns-repeated="4"/>
          <table:table-cell table:number-columns-repeated="1005"/>
        </table:table-row>
        <table:table-row table:style-name="ro2">
          <table:table-cell table:style-name="ce80" office:value-type="string" calcext:value-type="string">
            <text:p>Criação de diagramas de caso de uso</text:p>
          </table:table-cell>
          <table:table-cell table:style-name="ce85"/>
          <table:table-cell table:style-name="ce88" table:number-columns-repeated="4"/>
          <table:table-cell table:style-name="ce88" office:value-type="float" office:value="2" calcext:value-type="float">
            <text:p>2,00</text:p>
          </table:table-cell>
          <table:table-cell table:style-name="ce88"/>
          <table:table-cell table:style-name="ce88" office:value-type="float" office:value="1" calcext:value-type="float">
            <text:p>1,00</text:p>
          </table:table-cell>
          <table:table-cell table:style-name="ce88"/>
          <table:table-cell table:style-name="ce88" table:formula="of:=SUM([.C12:.J12])" office:value-type="float" office:value="3" calcext:value-type="float">
            <text:p>3,00</text:p>
          </table:table-cell>
          <table:table-cell table:style-name="ce88" table:formula="of:=[.K12]/[.A$3]" office:value-type="float" office:value="0.375" calcext:value-type="float">
            <text:p>0,38</text:p>
          </table:table-cell>
          <table:table-cell table:style-name="ce28"/>
          <table:table-cell table:style-name="ce93" table:number-columns-spanned="2" table:number-rows-spanned="1"/>
          <table:covered-table-cell table:style-name="ce96"/>
          <table:table-cell table:style-name="ce28" table:number-columns-repeated="4"/>
          <table:table-cell table:number-columns-repeated="1005"/>
        </table:table-row>
        <table:table-row table:style-name="ro3">
          <table:table-cell table:style-name="ce81" office:value-type="string" calcext:value-type="string">
            <text:p>Criação do diagrama de classe</text:p>
          </table:table-cell>
          <table:table-cell table:style-name="ce86"/>
          <table:table-cell table:style-name="ce88" table:number-columns-repeated="2"/>
          <table:table-cell table:style-name="ce88" office:value-type="float" office:value="1" calcext:value-type="float">
            <text:p>1,00</text:p>
          </table:table-cell>
          <table:table-cell table:style-name="ce88" table:number-columns-repeated="4"/>
          <table:table-cell table:style-name="ce88" office:value-type="float" office:value="3" calcext:value-type="float">
            <text:p>3,00</text:p>
          </table:table-cell>
          <table:table-cell table:style-name="ce88" table:formula="of:=SUM([.C13:.J13])" office:value-type="float" office:value="4" calcext:value-type="float">
            <text:p>4,00</text:p>
          </table:table-cell>
          <table:table-cell table:style-name="ce88" table:formula="of:=[.K13]/[.A$3]" office:value-type="float" office:value="0.5" calcext:value-type="float">
            <text:p>0,50</text:p>
          </table:table-cell>
          <table:table-cell table:style-name="ce28"/>
          <table:table-cell table:style-name="ce94" table:number-columns-spanned="2" table:number-rows-spanned="1"/>
          <table:covered-table-cell table:style-name="ce95"/>
          <table:table-cell table:style-name="ce28" table:number-columns-repeated="4"/>
          <table:table-cell table:number-columns-repeated="1005"/>
        </table:table-row>
        <table:table-row table:style-name="ro4">
          <table:table-cell table:style-name="ce82">
            <draw:frame table:end-cell-address="'Breno Burndown'.L30" table:end-x="12.72mm" table:end-y="3.85mm" draw:z-index="0" draw:name="Chart 8" draw:style-name="gr1" draw:text-style-name="P1" svg:width="323.21mm" svg:height="87.22mm" svg:x="4.11mm" svg:y="4.84mm">
              <loext:p draw:notify-on-update-of-ranges="'Breno Burndown'.B3:'Breno Burndown'.J3 'Breno Burndown'.A5:'Breno Burndown'.A5 'Breno Burndown'.B5:'Breno Burndown'.J5 'Breno Burndown'.A6:'Breno Burndown'.A6 'Breno Burndown'.B6:'Breno Burndown'.J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2"/>
          <table:table-cell table:style-name="ce89" table:number-columns-repeated="3"/>
          <table:table-cell table:style-name="ce91"/>
          <table:table-cell table:style-name="ce89" table:number-columns-repeated="6"/>
          <table:table-cell table:number-columns-repeated="1012"/>
        </table:table-row>
        <table:table-row table:style-name="ro1" table:number-rows-repeated="82">
          <table:table-cell table:style-name="ce82" table:number-columns-repeated="2"/>
          <table:table-cell table:style-name="ce89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reno Burndown'.C10:'Breno Burndown'.L96">
            <calcext:condition calcext:apply-style-name="ConditionalStyle_1" calcext:value="formula-is(LEN(TRIM([.C10]))=0)" calcext:base-cell-address="'Breno Burndown'.C10"/>
          </calcext:conditional-format>
          <calcext:conditional-format calcext:target-range-address="'Breno Burndown'.C10:'Breno Burndown'.L96">
            <calcext:condition calcext:apply-style-name="ConditionalStyle_1" calcext:value="=0" calcext:base-cell-address="'Breno Burndown'.C10"/>
          </calcext:conditional-format>
          <calcext:conditional-format calcext:target-range-address="'Breno Burndown'.C10:'Breno Burndown'.L96">
            <calcext:condition calcext:apply-style-name="ConditionalStyle_2" calcext:value="!=0" calcext:base-cell-address="'Breno Burndown'.C10"/>
          </calcext:conditional-format>
          <calcext:conditional-format calcext:target-range-address="'Breno Burndown'.A14:'Breno Burndown'.B96 'Breno Burndown'.B11:'Breno Burndown'.B13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4:'Breno Burndown'.B96 'Breno Burndown'.B11:'Breno Burndown'.B13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N10:'Breno Burndown'.O13">
            <calcext:condition calcext:apply-style-name="ConditionalStyle_1" calcext:value="formula-is(LEN(TRIM([.N10]))=0)" calcext:base-cell-address="'Breno Burndown'.N10"/>
          </calcext:conditional-format>
          <calcext:conditional-format calcext:target-range-address="'Breno Burndown'.N10:'Breno Burndown'.O13">
            <calcext:condition calcext:apply-style-name="ConditionalStyle_3" calcext:value="not-contains-text(&quot;9875894754())(&quot;)" calcext:base-cell-address="'Breno Burndown'.N10"/>
          </calcext:conditional-format>
          <calcext:conditional-format calcext:target-range-address="'Breno Burndown'.B11:'Breno Burndown'.B11">
            <calcext:condition calcext:apply-style-name="ConditionalStyle_1" calcext:value="formula-is(LEN(TRIM([.B11]))=0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3" calcext:value="not-contains-text(&quot;9875894754())(&quot;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1" calcext:value="formula-is(LEN(TRIM([.B11]))=0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3" calcext:value="not-contains-text(&quot;9875894754())(&quot;)" calcext:base-cell-address="'Breno Burndown'.B11"/>
          </calcext:conditional-format>
          <calcext:conditional-format calcext:target-range-address="'Breno Burndown'.B13:'Breno Burndown'.B13">
            <calcext:condition calcext:apply-style-name="ConditionalStyle_1" calcext:value="formula-is(LEN(TRIM([.B13]))=0)" calcext:base-cell-address="'Breno Burndown'.B13"/>
          </calcext:conditional-format>
          <calcext:conditional-format calcext:target-range-address="'Breno Burndown'.B13:'Breno Burndown'.B13">
            <calcext:condition calcext:apply-style-name="ConditionalStyle_3" calcext:value="not-contains-text(&quot;9875894754())(&quot;)" calcext:base-cell-address="'Breno Burndown'.B13"/>
          </calcext:conditional-format>
          <calcext:conditional-format calcext:target-range-address="'Breno Burndown'.B12:'Breno Burndown'.B12">
            <calcext:condition calcext:apply-style-name="ConditionalStyle_1" calcext:value="formula-is(LEN(TRIM([.B12]))=0)" calcext:base-cell-address="'Breno Burndown'.B12"/>
          </calcext:conditional-format>
          <calcext:conditional-format calcext:target-range-address="'Breno Burndown'.B12:'Breno Burndown'.B12">
            <calcext:condition calcext:apply-style-name="ConditionalStyle_3" calcext:value="not-contains-text(&quot;9875894754())(&quot;)" calcext:base-cell-address="'Breno Burndown'.B12"/>
          </calcext:conditional-format>
          <calcext:conditional-format calcext:target-range-address="'Breno Burndown'.B10:'Breno Burndown'.B10">
            <calcext:condition calcext:apply-style-name="ConditionalStyle_1" calcext:value="formula-is(LEN(TRIM([.B10]))=0)" calcext:base-cell-address="'Breno Burndown'.B10"/>
          </calcext:conditional-format>
          <calcext:conditional-format calcext:target-range-address="'Breno Burndown'.B10:'Breno Burndown'.B10">
            <calcext:condition calcext:apply-style-name="ConditionalStyle_3" calcext:value="not-contains-text(&quot;9875894754())(&quot;)" calcext:base-cell-address="'Breno Burndown'.B10"/>
          </calcext:conditional-format>
          <calcext:conditional-format calcext:target-range-address="'Breno Burndown'.A11:'Breno Burndown'.A13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3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3:'Breno Burndown'.A13">
            <calcext:condition calcext:apply-style-name="ConditionalStyle_1" calcext:value="formula-is(LEN(TRIM([.A13]))=0)" calcext:base-cell-address="'Breno Burndown'.A13"/>
          </calcext:conditional-format>
          <calcext:conditional-format calcext:target-range-address="'Breno Burndown'.A13:'Breno Burndown'.A13">
            <calcext:condition calcext:apply-style-name="ConditionalStyle_3" calcext:value="not-contains-text(&quot;9875894754())(&quot;)" calcext:base-cell-address="'Breno Burndown'.A13"/>
          </calcext:conditional-format>
          <calcext:conditional-format calcext:target-range-address="'Breno Burndown'.A12:'Breno Burndown'.A12">
            <calcext:condition calcext:apply-style-name="ConditionalStyle_1" calcext:value="formula-is(LEN(TRIM([.A12]))=0)" calcext:base-cell-address="'Breno Burndown'.A12"/>
          </calcext:conditional-format>
          <calcext:conditional-format calcext:target-range-address="'Breno Burndown'.A12:'Breno Burndown'.A12">
            <calcext:condition calcext:apply-style-name="ConditionalStyle_3" calcext:value="not-contains-text(&quot;9875894754())(&quot;)" calcext:base-cell-address="'Breno Burndown'.A12"/>
          </calcext:conditional-format>
          <calcext:conditional-format calcext:target-range-address="'Breno Burndown'.A10:'Breno Burndown'.A10">
            <calcext:condition calcext:apply-style-name="ConditionalStyle_1" calcext:value="formula-is(LEN(TRIM([.A10]))=0)" calcext:base-cell-address="'Breno Burndown'.A10"/>
          </calcext:conditional-format>
          <calcext:conditional-format calcext:target-range-address="'Breno Burndown'.A10:'Breno Burndown'.A10">
            <calcext:condition calcext:apply-style-name="ConditionalStyle_3" calcext:value="not-contains-text(&quot;9875894754())(&quot;)" calcext:base-cell-address="'Breno Burndown'.A10"/>
          </calcext:conditional-format>
        </calcext:conditional-formats>
      </table:table>
      <table:table table:name="Danilo Burndown" table:style-name="ta4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number-columns-repeated="8" table:default-cell-style-name="ce5"/>
        <table:table-column table:style-name="co21" table:default-cell-style-name="ce5"/>
        <table:table-column table:style-name="co22" table:default-cell-style-name="ce5"/>
        <table:table-column table:style-name="co7" table:number-columns-repeated="1012" table:default-cell-style-name="ce5"/>
        <table:table-row table:style-name="ro2"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10" table:number-rows-spanned="1">
            <text:p>DANILO BURNDOWN DATA</text:p>
          </table:table-cell>
          <table:covered-table-cell table:number-columns-repeated="9" table:style-name="ce2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5" office:value-type="string" calcext:value-type="string">
            <text:p>Dias</text:p>
          </table:table-cell>
          <table:table-cell table:style-name="ce31" office:value-type="string" calcext:value-type="string">
            <text:p>Planejado</text:p>
          </table:table-cell>
          <table:table-cell table:style-name="ce31" table:formula="of:=[.A3]" office:value-type="float" office:value="8" calcext:value-type="float">
            <text:p>8</text:p>
          </table:table-cell>
          <table:table-cell table:style-name="ce31" table:formula="of:=[.C2]-1" office:value-type="float" office:value="7" calcext:value-type="float">
            <text:p>7</text:p>
          </table:table-cell>
          <table:table-cell table:style-name="ce31" table:formula="of:=[.D2]-1" office:value-type="float" office:value="6" calcext:value-type="float">
            <text:p>6</text:p>
          </table:table-cell>
          <table:table-cell table:style-name="ce31" table:formula="of:=[.E2]-1" office:value-type="float" office:value="5" calcext:value-type="float">
            <text:p>5</text:p>
          </table:table-cell>
          <table:table-cell table:style-name="ce31" table:formula="of:=[.F2]-1" office:value-type="float" office:value="4" calcext:value-type="float">
            <text:p>4</text:p>
          </table:table-cell>
          <table:table-cell table:style-name="ce31" table:formula="of:=[.G2]-1" office:value-type="float" office:value="3" calcext:value-type="float">
            <text:p>3</text:p>
          </table:table-cell>
          <table:table-cell table:style-name="ce31" table:formula="of:=[.H2]-1" office:value-type="float" office:value="2" calcext:value-type="float">
            <text:p>2</text:p>
          </table:table-cell>
          <table:table-cell table:style-name="ce31" table:formula="of:=[.I2]-1" office:value-type="float" office:value="1" calcext:value-type="float">
            <text:p>1</text:p>
          </table:table-cell>
          <table:table-cell table:style-name="ce67" table:number-columns-repeated="2"/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26" office:value-type="float" office:value="8" calcext:value-type="float" table:number-columns-spanned="1" table:number-rows-spanned="2">
            <text:p>8</text:p>
          </table:table-cell>
          <table:table-cell table:style-name="ce32" office:value-type="string" calcext:value-type="string" table:number-columns-spanned="1" table:number-rows-spanned="2">
            <text:p>(hrs)</text:p>
          </table:table-cell>
          <table:table-cell table:style-name="ce87" office:value-type="string" calcext:value-type="string" table:number-columns-spanned="1" table:number-rows-spanned="2">
            <text:p>Terça</text:p>
            <text:p>13/09/2016</text:p>
          </table:table-cell>
          <table:table-cell table:style-name="ce87" office:value-type="string" calcext:value-type="string" table:number-columns-spanned="1" table:number-rows-spanned="2">
            <text:p>Quarta</text:p>
            <text:p>14/09/2016</text:p>
          </table:table-cell>
          <table:table-cell table:style-name="ce87" office:value-type="string" calcext:value-type="string" table:number-columns-spanned="1" table:number-rows-spanned="2">
            <text:p>Quinta</text:p>
            <text:p>15/09/2016</text:p>
          </table:table-cell>
          <table:table-cell table:style-name="ce90" office:value-type="string" calcext:value-type="string" table:number-columns-spanned="1" table:number-rows-spanned="2">
            <text:p>Sexta</text:p>
            <text:p>16/09/2016</text:p>
          </table:table-cell>
          <table:table-cell table:style-name="ce90" office:value-type="string" calcext:value-type="string" table:number-columns-spanned="1" table:number-rows-spanned="2">
            <text:p>Sábado</text:p>
            <text:p>17/09/2016</text:p>
          </table:table-cell>
          <table:table-cell table:style-name="ce90" office:value-type="string" calcext:value-type="string" table:number-columns-spanned="1" table:number-rows-spanned="2">
            <text:p>Domingo</text:p>
            <text:p>18/09/2016</text:p>
          </table:table-cell>
          <table:table-cell table:style-name="ce90" office:value-type="string" calcext:value-type="string" table:number-columns-spanned="1" table:number-rows-spanned="2">
            <text:p>Segunda</text:p>
            <text:p>19/09/2016</text:p>
          </table:table-cell>
          <table:table-cell table:style-name="ce90" office:value-type="string" calcext:value-type="string" table:number-columns-spanned="1" table:number-rows-spanned="2">
            <text:p>Terça</text:p>
            <text:p>20/09/2016</text:p>
          </table:table-cell>
          <table:table-cell table:style-name="ce32" office:value-type="string" calcext:value-type="string" table:number-columns-spanned="1" table:number-rows-spanned="2">
            <text:p>TOTAL</text:p>
          </table:table-cell>
          <table:table-cell table:style-name="ce32" office:value-type="string" calcext:value-type="string" table:number-columns-spanned="1" table:number-rows-spanned="2">
            <text:p>MÉDIA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covered-table-cell table:style-name="ce26"/>
          <table:covered-table-cell table:style-name="ce32"/>
          <table:covered-table-cell table:number-columns-repeated="8" table:style-name="ce87"/>
          <table:covered-table-cell table:number-columns-repeated="2" table:style-name="ce32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3" table:formula="of:=SUMIF([$'Sprint Backlog'.C$1:.C$1048576];&quot;=Danilo&quot;;[$'Sprint Backlog'.D$1:.D$1048576])" office:value-type="float" office:value="16" calcext:value-type="float">
            <text:p>16</text:p>
          </table:table-cell>
          <table:table-cell table:style-name="ce41" table:formula="of:=[.B5]-[.$B9]" office:value-type="float" office:value="14" calcext:value-type="float">
            <text:p>14,00</text:p>
          </table:table-cell>
          <table:table-cell table:style-name="ce41" table:formula="of:=[.C5]-[.$B9]" office:value-type="float" office:value="12" calcext:value-type="float">
            <text:p>12,00</text:p>
          </table:table-cell>
          <table:table-cell table:style-name="ce41" table:formula="of:=[.D5]-[.$B9]" office:value-type="float" office:value="10" calcext:value-type="float">
            <text:p>10,00</text:p>
          </table:table-cell>
          <table:table-cell table:style-name="ce41" table:formula="of:=[.E5]-[.$B9]" office:value-type="float" office:value="8" calcext:value-type="float">
            <text:p>8,00</text:p>
          </table:table-cell>
          <table:table-cell table:style-name="ce41" table:formula="of:=[.F5]-[.$B9]" office:value-type="float" office:value="6" calcext:value-type="float">
            <text:p>6,00</text:p>
          </table:table-cell>
          <table:table-cell table:style-name="ce41" table:formula="of:=[.G5]-[.$B9]" office:value-type="float" office:value="4" calcext:value-type="float">
            <text:p>4,00</text:p>
          </table:table-cell>
          <table:table-cell table:style-name="ce41" table:formula="of:=[.H5]-[.$B9]" office:value-type="float" office:value="2" calcext:value-type="float">
            <text:p>2,00</text:p>
          </table:table-cell>
          <table:table-cell table:style-name="ce41" table:formula="of:=[.I5]-[.$B9]" office:value-type="float" office:value="0" calcext:value-type="float">
            <text:p>0,00</text:p>
          </table:table-cell>
          <table:table-cell table:style-name="ce41" table:formula="of:=SUM([.C5:.J5])" office:value-type="float" office:value="56" calcext:value-type="float">
            <text:p>56,00</text:p>
          </table:table-cell>
          <table:table-cell table:style-name="ce41" table:formula="of:=[.K5]/[.A$3]" office:value-type="float" office:value="7" calcext:value-type="float">
            <text:p>7,00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3" table:formula="of:=[.B5]" office:value-type="float" office:value="16" calcext:value-type="float">
            <text:p>16</text:p>
          </table:table-cell>
          <table:table-cell table:style-name="ce41" table:formula="of:=[.B6]-[.C9]" office:value-type="float" office:value="14.5" calcext:value-type="float">
            <text:p>14,50</text:p>
          </table:table-cell>
          <table:table-cell table:style-name="ce41" table:formula="of:=[.C6]-[.D9]" office:value-type="float" office:value="12.5" calcext:value-type="float">
            <text:p>12,50</text:p>
          </table:table-cell>
          <table:table-cell table:style-name="ce41" table:formula="of:=[.D6]-[.E9]" office:value-type="float" office:value="11.5" calcext:value-type="float">
            <text:p>11,50</text:p>
          </table:table-cell>
          <table:table-cell table:style-name="ce41" table:formula="of:=[.E6]-[.F9]" office:value-type="float" office:value="9.75" calcext:value-type="float">
            <text:p>9,75</text:p>
          </table:table-cell>
          <table:table-cell table:style-name="ce41" table:formula="of:=[.F6]-[.G9]" office:value-type="float" office:value="8.5" calcext:value-type="float">
            <text:p>8,50</text:p>
          </table:table-cell>
          <table:table-cell table:style-name="ce41" table:formula="of:=[.G6]-[.H9]" office:value-type="float" office:value="7.5" calcext:value-type="float">
            <text:p>7,50</text:p>
          </table:table-cell>
          <table:table-cell table:style-name="ce41" table:formula="of:=[.H6]-[.I9]" office:value-type="float" office:value="6" calcext:value-type="float">
            <text:p>6,00</text:p>
          </table:table-cell>
          <table:table-cell table:style-name="ce41" table:formula="of:=[.I6]-[.J9]" office:value-type="float" office:value="4" calcext:value-type="float">
            <text:p>4,00</text:p>
          </table:table-cell>
          <table:table-cell table:style-name="ce41" table:formula="of:=SUM([.C6:.J6])" office:value-type="float" office:value="74.25" calcext:value-type="float">
            <text:p>74,25</text:p>
          </table:table-cell>
          <table:table-cell table:style-name="ce41" table:formula="of:=[.K6]/[.A$3]" office:value-type="float" office:value="9.28125" calcext:value-type="float">
            <text:p>9,28</text:p>
          </table:table-cell>
          <table:table-cell table:style-name="ce28" table:number-columns-repeated="7"/>
          <table:table-cell table:number-columns-repeated="1005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ce29" office:value-type="string" calcext:value-type="string">
            <text:p>TAREFAS</text:p>
          </table:table-cell>
          <table:table-cell table:style-name="ce34" office:value-type="string" calcext:value-type="string">
            <text:p>(hrs/dia)</text:p>
          </table:table-cell>
          <table:table-cell table:style-name="ce34" office:value-type="string" calcext:value-type="string" table:number-columns-spanned="10" table:number-rows-spanned="1">
            <text:p>DANILO DATA</text:p>
          </table:table-cell>
          <table:covered-table-cell table:number-columns-repeated="9" table:style-name="ce3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5" table:formula="of:=[.B5]/[.A3]" office:value-type="float" office:value="2" calcext:value-type="float">
            <text:p>2,00</text:p>
          </table:table-cell>
          <table:table-cell table:style-name="ce35" table:formula="of:=SUM([.C10:.C30])" office:value-type="float" office:value="1.5" calcext:value-type="float">
            <text:p>1,50</text:p>
          </table:table-cell>
          <table:table-cell table:style-name="ce35" table:formula="of:=SUM([.D10:.D30])" office:value-type="float" office:value="2" calcext:value-type="float">
            <text:p>2,00</text:p>
          </table:table-cell>
          <table:table-cell table:style-name="ce35" table:formula="of:=SUM([.E10:.E30])" office:value-type="float" office:value="1" calcext:value-type="float">
            <text:p>1,00</text:p>
          </table:table-cell>
          <table:table-cell table:style-name="ce35" table:formula="of:=SUM([.F10:.F30])" office:value-type="float" office:value="1.75" calcext:value-type="float">
            <text:p>1,75</text:p>
          </table:table-cell>
          <table:table-cell table:style-name="ce35" table:formula="of:=SUM([.G10:.G30])" office:value-type="float" office:value="1.25" calcext:value-type="float">
            <text:p>1,25</text:p>
          </table:table-cell>
          <table:table-cell table:style-name="ce35" table:formula="of:=SUM([.H10:.H30])" office:value-type="float" office:value="1" calcext:value-type="float">
            <text:p>1,00</text:p>
          </table:table-cell>
          <table:table-cell table:style-name="ce35" table:formula="of:=SUM([.I10:.I30])" office:value-type="float" office:value="1.5" calcext:value-type="float">
            <text:p>1,50</text:p>
          </table:table-cell>
          <table:table-cell table:style-name="ce35" table:formula="of:=SUM([.J10:.J30])" office:value-type="float" office:value="2" calcext:value-type="float">
            <text:p>2,00</text:p>
          </table:table-cell>
          <table:table-cell table:style-name="ce35" table:formula="of:=SUM([.K10:.K30])" office:value-type="float" office:value="12" calcext:value-type="float">
            <text:p>12,00</text:p>
          </table:table-cell>
          <table:table-cell table:style-name="ce35" table:formula="of:=SUM([.L10:.L30])" office:value-type="float" office:value="1.5" calcext:value-type="float">
            <text:p>1,50</text:p>
          </table:table-cell>
          <table:table-cell table:style-name="ce28" table:number-columns-repeated="7"/>
          <table:table-cell table:number-columns-repeated="1005"/>
        </table:table-row>
        <table:table-row table:style-name="ro7">
          <table:table-cell table:style-name="ce97" office:value-type="string" calcext:value-type="string" table:number-columns-spanned="2" table:number-rows-spanned="1">
            <text:p>Planejar e analisar o Levantamento dos Requisitos</text:p>
          </table:table-cell>
          <table:covered-table-cell table:style-name="ce103"/>
          <table:table-cell table:style-name="ce107" office:value-type="float" office:value="1" calcext:value-type="float">
            <text:p>1,00</text:p>
          </table:table-cell>
          <table:table-cell table:style-name="ce107" table:number-columns-repeated="2"/>
          <table:table-cell table:style-name="ce107" office:value-type="float" office:value="0.75" calcext:value-type="float">
            <text:p>0,75</text:p>
          </table:table-cell>
          <table:table-cell table:style-name="ce107" office:value-type="float" office:value="0.25" calcext:value-type="float">
            <text:p>0,25</text:p>
          </table:table-cell>
          <table:table-cell table:style-name="ce107" table:number-columns-repeated="3"/>
          <table:table-cell table:style-name="ce107" table:formula="of:=SUM([.C10:.J10])" office:value-type="float" office:value="2" calcext:value-type="float">
            <text:p>2,00</text:p>
          </table:table-cell>
          <table:table-cell table:style-name="ce107" table:formula="of:=[.K10]/[.A$3]" office:value-type="float" office:value="0.25" calcext:value-type="float">
            <text:p>0,25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98" office:value-type="string" calcext:value-type="string" table:number-columns-spanned="2" table:number-rows-spanned="1">
            <text:p>Documentar todos os requisitos do sistema</text:p>
          </table:table-cell>
          <table:covered-table-cell table:style-name="ce104"/>
          <table:table-cell table:style-name="ce107"/>
          <table:table-cell table:style-name="ce107" office:value-type="float" office:value="1" calcext:value-type="float">
            <text:p>1,00</text:p>
          </table:table-cell>
          <table:table-cell table:style-name="ce107" table:number-columns-repeated="2"/>
          <table:table-cell table:number-columns-repeated="2" table:style-name="ce107" office:value-type="float" office:value="1" calcext:value-type="float">
            <text:p>1,00</text:p>
          </table:table-cell>
          <table:table-cell table:style-name="ce107" table:number-columns-repeated="2"/>
          <table:table-cell table:style-name="ce107" table:formula="of:=SUM([.C11:.J11])" office:value-type="float" office:value="3" calcext:value-type="float">
            <text:p>3,00</text:p>
          </table:table-cell>
          <table:table-cell table:style-name="ce107" table:formula="of:=[.K11]/[.A$3]" office:value-type="float" office:value="0.375" calcext:value-type="float">
            <text:p>0,3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99" office:value-type="string" calcext:value-type="string" table:number-columns-spanned="2" table:number-rows-spanned="1">
            <text:p>Criação de diagramas de caso de uso</text:p>
          </table:table-cell>
          <table:covered-table-cell table:style-name="ce105"/>
          <table:table-cell table:style-name="ce107" office:value-type="float" office:value="0.5" calcext:value-type="float">
            <text:p>0,50</text:p>
          </table:table-cell>
          <table:table-cell table:style-name="ce107"/>
          <table:table-cell table:number-columns-repeated="2" table:style-name="ce107" office:value-type="float" office:value="1" calcext:value-type="float">
            <text:p>1,00</text:p>
          </table:table-cell>
          <table:table-cell table:style-name="ce107" table:number-columns-repeated="2"/>
          <table:table-cell table:style-name="ce107" office:value-type="float" office:value="0.5" calcext:value-type="float">
            <text:p>0,50</text:p>
          </table:table-cell>
          <table:table-cell table:style-name="ce107"/>
          <table:table-cell table:style-name="ce107" table:formula="of:=SUM([.C12:.J12])" office:value-type="float" office:value="3" calcext:value-type="float">
            <text:p>3,00</text:p>
          </table:table-cell>
          <table:table-cell table:style-name="ce107" table:formula="of:=[.K12]/[.A$3]" office:value-type="float" office:value="0.375" calcext:value-type="float">
            <text:p>0,38</text:p>
          </table:table-cell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100" office:value-type="string" calcext:value-type="string" table:number-columns-spanned="2" table:number-rows-spanned="1">
            <text:p>Criação do diagrama de classe</text:p>
          </table:table-cell>
          <table:covered-table-cell table:style-name="ce106"/>
          <table:table-cell table:style-name="ce107"/>
          <table:table-cell table:style-name="ce107" office:value-type="float" office:value="1" calcext:value-type="float">
            <text:p>1,00</text:p>
          </table:table-cell>
          <table:table-cell table:style-name="ce107" table:number-columns-repeated="4"/>
          <table:table-cell table:style-name="ce107" office:value-type="float" office:value="1" calcext:value-type="float">
            <text:p>1,00</text:p>
          </table:table-cell>
          <table:table-cell table:style-name="ce107" office:value-type="float" office:value="2" calcext:value-type="float">
            <text:p>2,00</text:p>
          </table:table-cell>
          <table:table-cell table:style-name="ce107" table:formula="of:=SUM([.C13:.J13])" office:value-type="float" office:value="4" calcext:value-type="float">
            <text:p>4,00</text:p>
          </table:table-cell>
          <table:table-cell table:style-name="ce107" table:formula="of:=[.K13]/[.A$3]" office:value-type="float" office:value="0.5" calcext:value-type="float">
            <text:p>0,50</text:p>
          </table:table-cell>
          <table:table-cell table:style-name="ce28" table:number-columns-repeated="7"/>
          <table:table-cell table:number-columns-repeated="1005"/>
        </table:table-row>
        <table:table-row table:style-name="ro4">
          <table:table-cell table:style-name="ce101">
            <draw:frame table:end-cell-address="'Danilo Burndown'.L30" table:end-x="12.18mm" table:end-y="3.19mm" draw:z-index="0" draw:name="Chart 8" draw:style-name="gr1" draw:text-style-name="P1" svg:width="323.22mm" svg:height="79.96mm" svg:x="3.55mm" svg:y="4.17mm">
              <loext:p draw:notify-on-update-of-ranges="'Danilo Burndown'.B3:'Danilo Burndown'.J3 'Danilo Burndown'.A5:'Danilo Burndown'.A5 'Danilo Burndown'.B5:'Danilo Burndown'.J5 'Danilo Burndown'.A6:'Danilo Burndown'.A6 'Danilo Burndown'.B6:'Danilo Burndown'.J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01"/>
          <table:table-cell table:style-name="ce108" table:number-columns-repeated="10"/>
          <table:table-cell table:number-columns-repeated="1012"/>
        </table:table-row>
        <table:table-row table:style-name="ro4" table:number-rows-repeated="7">
          <table:table-cell table:style-name="ce101" table:number-columns-repeated="2"/>
          <table:table-cell table:style-name="ce108" table:number-columns-repeated="10"/>
          <table:table-cell table:number-columns-repeated="1012"/>
        </table:table-row>
        <table:table-row table:style-name="ro1" table:number-rows-repeated="75">
          <table:table-cell table:style-name="ce102" table:number-columns-repeated="2"/>
          <table:table-cell table:style-name="ce108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Danilo Burndown'.C10:'Danilo Burndown'.L96">
            <calcext:condition calcext:apply-style-name="ConditionalStyle_1" calcext:value="formula-is(LEN(TRIM([.C10]))=0)" calcext:base-cell-address="'Danilo Burndown'.C10"/>
          </calcext:conditional-format>
          <calcext:conditional-format calcext:target-range-address="'Danilo Burndown'.C10:'Danilo Burndown'.L96">
            <calcext:condition calcext:apply-style-name="ConditionalStyle_1" calcext:value="=0" calcext:base-cell-address="'Danilo Burndown'.C10"/>
          </calcext:conditional-format>
          <calcext:conditional-format calcext:target-range-address="'Danilo Burndown'.C10:'Danilo Burndown'.L96">
            <calcext:condition calcext:apply-style-name="ConditionalStyle_2" calcext:value="!=0" calcext:base-cell-address="'Danilo Burndown'.C10"/>
          </calcext:conditional-format>
          <calcext:conditional-format calcext:target-range-address="'Danilo Burndown'.A14:'Danilo Burndown'.B96 'Danilo Burndown'.A11:'Danilo Burndown'.B11">
            <calcext:condition calcext:apply-style-name="ConditionalStyle_1" calcext:value="formula-is(LEN(TRIM([.A11]))=0)" calcext:base-cell-address="'Danilo Burndown'.A11"/>
          </calcext:conditional-format>
          <calcext:conditional-format calcext:target-range-address="'Danilo Burndown'.A14:'Danilo Burndown'.B96 'Danilo Burndown'.A11:'Danilo Burndown'.B11">
            <calcext:condition calcext:apply-style-name="ConditionalStyle_3" calcext:value="not-contains-text(&quot;9875894754())(&quot;)" calcext:base-cell-address="'Danilo Burndown'.A11"/>
          </calcext:conditional-format>
          <calcext:conditional-format calcext:target-range-address="'Danilo Burndown'.A14:'Danilo Burndown'.B21 'Danilo Burndown'.A11:'Danilo Burndown'.B11">
            <calcext:condition calcext:apply-style-name="ConditionalStyle_1" calcext:value="formula-is(LEN(TRIM([.A11]))=0)" calcext:base-cell-address="'Danilo Burndown'.A11"/>
          </calcext:conditional-format>
          <calcext:conditional-format calcext:target-range-address="'Danilo Burndown'.A14:'Danilo Burndown'.B21 'Danilo Burndown'.A11:'Danilo Burndown'.B11">
            <calcext:condition calcext:apply-style-name="ConditionalStyle_3" calcext:value="not-contains-text(&quot;9875894754())(&quot;)" calcext:base-cell-address="'Danilo Burndown'.A11"/>
          </calcext:conditional-format>
          <calcext:conditional-format calcext:target-range-address="'Danilo Burndown'.A13:'Danilo Burndown'.B13">
            <calcext:condition calcext:apply-style-name="ConditionalStyle_1" calcext:value="formula-is(LEN(TRIM([.A13]))=0)" calcext:base-cell-address="'Danilo Burndown'.A13"/>
          </calcext:conditional-format>
          <calcext:conditional-format calcext:target-range-address="'Danilo Burndown'.A13:'Danilo Burndown'.B13">
            <calcext:condition calcext:apply-style-name="ConditionalStyle_3" calcext:value="not-contains-text(&quot;9875894754())(&quot;)" calcext:base-cell-address="'Danilo Burndown'.A13"/>
          </calcext:conditional-format>
          <calcext:conditional-format calcext:target-range-address="'Danilo Burndown'.A12:'Danilo Burndown'.B12">
            <calcext:condition calcext:apply-style-name="ConditionalStyle_1" calcext:value="formula-is(LEN(TRIM([.A12]))=0)" calcext:base-cell-address="'Danilo Burndown'.A12"/>
          </calcext:conditional-format>
          <calcext:conditional-format calcext:target-range-address="'Danilo Burndown'.A12:'Danilo Burndown'.B12">
            <calcext:condition calcext:apply-style-name="ConditionalStyle_3" calcext:value="not-contains-text(&quot;9875894754())(&quot;)" calcext:base-cell-address="'Danilo Burndown'.A12"/>
          </calcext:conditional-format>
          <calcext:conditional-format calcext:target-range-address="'Danilo Burndown'.A10:'Danilo Burndown'.B10">
            <calcext:condition calcext:apply-style-name="ConditionalStyle_1" calcext:value="formula-is(LEN(TRIM([.A10]))=0)" calcext:base-cell-address="'Danilo Burndown'.A10"/>
          </calcext:conditional-format>
          <calcext:conditional-format calcext:target-range-address="'Danilo Burndown'.A10:'Danilo Burndown'.B10">
            <calcext:condition calcext:apply-style-name="ConditionalStyle_3" calcext:value="not-contains-text(&quot;9875894754())(&quot;)" calcext:base-cell-address="'Danilo Burndown'.A10"/>
          </calcext:conditional-format>
        </calcext:conditional-formats>
      </table:table>
      <table:table table:name="Alexandre Burndown" table:style-name="ta5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number-columns-repeated="8" table:default-cell-style-name="ce5"/>
        <table:table-column table:style-name="co21" table:default-cell-style-name="ce5"/>
        <table:table-column table:style-name="co22" table:default-cell-style-name="ce5"/>
        <table:table-column table:style-name="co7" table:number-columns-repeated="1012" table:default-cell-style-name="ce5"/>
        <table:table-row table:style-name="ro2"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10" table:number-rows-spanned="1">
            <text:p>ALEXANDRE BURNDOWN DATA</text:p>
          </table:table-cell>
          <table:covered-table-cell table:number-columns-repeated="9" table:style-name="ce2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5" office:value-type="string" calcext:value-type="string">
            <text:p>Dias</text:p>
          </table:table-cell>
          <table:table-cell table:style-name="ce31" office:value-type="string" calcext:value-type="string">
            <text:p>Planejado</text:p>
          </table:table-cell>
          <table:table-cell table:style-name="ce31" table:formula="of:=[.A3]" office:value-type="float" office:value="8" calcext:value-type="float">
            <text:p>8</text:p>
          </table:table-cell>
          <table:table-cell table:style-name="ce31" table:formula="of:=[.C2]-1" office:value-type="float" office:value="7" calcext:value-type="float">
            <text:p>7</text:p>
          </table:table-cell>
          <table:table-cell table:style-name="ce31" table:formula="of:=[.D2]-1" office:value-type="float" office:value="6" calcext:value-type="float">
            <text:p>6</text:p>
          </table:table-cell>
          <table:table-cell table:style-name="ce31" table:formula="of:=[.E2]-1" office:value-type="float" office:value="5" calcext:value-type="float">
            <text:p>5</text:p>
          </table:table-cell>
          <table:table-cell table:style-name="ce31" table:formula="of:=[.F2]-1" office:value-type="float" office:value="4" calcext:value-type="float">
            <text:p>4</text:p>
          </table:table-cell>
          <table:table-cell table:style-name="ce31" table:formula="of:=[.G2]-1" office:value-type="float" office:value="3" calcext:value-type="float">
            <text:p>3</text:p>
          </table:table-cell>
          <table:table-cell table:style-name="ce31" table:formula="of:=[.H2]-1" office:value-type="float" office:value="2" calcext:value-type="float">
            <text:p>2</text:p>
          </table:table-cell>
          <table:table-cell table:style-name="ce31" table:formula="of:=[.I2]-1" office:value-type="float" office:value="1" calcext:value-type="float">
            <text:p>1</text:p>
          </table:table-cell>
          <table:table-cell table:style-name="ce67" table:number-columns-repeated="2"/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26" office:value-type="float" office:value="8" calcext:value-type="float" table:number-columns-spanned="1" table:number-rows-spanned="2">
            <text:p>8</text:p>
          </table:table-cell>
          <table:table-cell table:style-name="ce32" office:value-type="string" calcext:value-type="string" table:number-columns-spanned="1" table:number-rows-spanned="2">
            <text:p>(hrs)</text:p>
          </table:table-cell>
          <table:table-cell table:style-name="ce87" office:value-type="string" calcext:value-type="string" table:number-columns-spanned="1" table:number-rows-spanned="2">
            <text:p>Terça</text:p>
            <text:p>13/09/2016</text:p>
          </table:table-cell>
          <table:table-cell table:style-name="ce87" office:value-type="string" calcext:value-type="string" table:number-columns-spanned="1" table:number-rows-spanned="2">
            <text:p>Quarta</text:p>
            <text:p>14/09/2016</text:p>
          </table:table-cell>
          <table:table-cell table:style-name="ce87" office:value-type="string" calcext:value-type="string" table:number-columns-spanned="1" table:number-rows-spanned="2">
            <text:p>Quinta</text:p>
            <text:p>15/09/2016</text:p>
          </table:table-cell>
          <table:table-cell table:style-name="ce90" office:value-type="string" calcext:value-type="string" table:number-columns-spanned="1" table:number-rows-spanned="2">
            <text:p>Sexta</text:p>
            <text:p>16/09/2016</text:p>
          </table:table-cell>
          <table:table-cell table:style-name="ce90" office:value-type="string" calcext:value-type="string" table:number-columns-spanned="1" table:number-rows-spanned="2">
            <text:p>Sábado</text:p>
            <text:p>17/09/2016</text:p>
          </table:table-cell>
          <table:table-cell table:style-name="ce90" office:value-type="string" calcext:value-type="string" table:number-columns-spanned="1" table:number-rows-spanned="2">
            <text:p>Domingo</text:p>
            <text:p>18/09/2016</text:p>
          </table:table-cell>
          <table:table-cell table:style-name="ce90" office:value-type="string" calcext:value-type="string" table:number-columns-spanned="1" table:number-rows-spanned="2">
            <text:p>Segunda</text:p>
            <text:p>19/09/2016</text:p>
          </table:table-cell>
          <table:table-cell table:style-name="ce90" office:value-type="string" calcext:value-type="string" table:number-columns-spanned="1" table:number-rows-spanned="2">
            <text:p>Terça</text:p>
            <text:p>20/09/2016</text:p>
          </table:table-cell>
          <table:table-cell table:style-name="ce32" office:value-type="string" calcext:value-type="string" table:number-columns-spanned="1" table:number-rows-spanned="2">
            <text:p>TOTAL</text:p>
          </table:table-cell>
          <table:table-cell table:style-name="ce32" office:value-type="string" calcext:value-type="string" table:number-columns-spanned="1" table:number-rows-spanned="2">
            <text:p>MÉDIA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covered-table-cell table:style-name="ce26"/>
          <table:covered-table-cell table:style-name="ce32"/>
          <table:covered-table-cell table:number-columns-repeated="8" table:style-name="ce87"/>
          <table:covered-table-cell table:number-columns-repeated="2" table:style-name="ce32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3" table:formula="of:=SUMIF([$'Sprint Backlog'.C$1:.C$1048576];&quot;=Alexandre&quot;;[$'Sprint Backlog'.D$1:.D$1048576])" office:value-type="float" office:value="17" calcext:value-type="float">
            <text:p>17</text:p>
          </table:table-cell>
          <table:table-cell table:style-name="ce41" table:formula="of:=[.B5]-[.$B9]" office:value-type="float" office:value="14.875" calcext:value-type="float">
            <text:p>14,88</text:p>
          </table:table-cell>
          <table:table-cell table:style-name="ce41" table:formula="of:=[.C5]-[.$B9]" office:value-type="float" office:value="12.75" calcext:value-type="float">
            <text:p>12,75</text:p>
          </table:table-cell>
          <table:table-cell table:style-name="ce41" table:formula="of:=[.D5]-[.$B9]" office:value-type="float" office:value="10.625" calcext:value-type="float">
            <text:p>10,63</text:p>
          </table:table-cell>
          <table:table-cell table:style-name="ce41" table:formula="of:=[.E5]-[.$B9]" office:value-type="float" office:value="8.5" calcext:value-type="float">
            <text:p>8,50</text:p>
          </table:table-cell>
          <table:table-cell table:style-name="ce41" table:formula="of:=[.F5]-[.$B9]" office:value-type="float" office:value="6.375" calcext:value-type="float">
            <text:p>6,38</text:p>
          </table:table-cell>
          <table:table-cell table:style-name="ce41" table:formula="of:=[.G5]-[.$B9]" office:value-type="float" office:value="4.25" calcext:value-type="float">
            <text:p>4,25</text:p>
          </table:table-cell>
          <table:table-cell table:style-name="ce41" table:formula="of:=[.H5]-[.$B9]" office:value-type="float" office:value="2.125" calcext:value-type="float">
            <text:p>2,13</text:p>
          </table:table-cell>
          <table:table-cell table:style-name="ce41" table:formula="of:=[.I5]-[.$B9]" office:value-type="float" office:value="0" calcext:value-type="float">
            <text:p>0,00</text:p>
          </table:table-cell>
          <table:table-cell table:style-name="ce41" table:formula="of:=SUM([.C5:.J5])" office:value-type="float" office:value="59.5" calcext:value-type="float">
            <text:p>59,50</text:p>
          </table:table-cell>
          <table:table-cell table:style-name="ce41" table:formula="of:=[.K5]/[.A$3]" office:value-type="float" office:value="7.4375" calcext:value-type="float">
            <text:p>7,44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3" table:formula="of:=[.B5]" office:value-type="float" office:value="17" calcext:value-type="float">
            <text:p>17</text:p>
          </table:table-cell>
          <table:table-cell table:style-name="ce41" table:formula="of:=[.B6]-[.C9]" office:value-type="float" office:value="17" calcext:value-type="float">
            <text:p>17,00</text:p>
          </table:table-cell>
          <table:table-cell table:style-name="ce41" table:formula="of:=[.C6]-[.D9]" office:value-type="float" office:value="15.5" calcext:value-type="float">
            <text:p>15,50</text:p>
          </table:table-cell>
          <table:table-cell table:style-name="ce41" table:formula="of:=[.D6]-[.E9]" office:value-type="float" office:value="13.5" calcext:value-type="float">
            <text:p>13,50</text:p>
          </table:table-cell>
          <table:table-cell table:style-name="ce41" table:formula="of:=[.E6]-[.F9]" office:value-type="float" office:value="11" calcext:value-type="float">
            <text:p>11,00</text:p>
          </table:table-cell>
          <table:table-cell table:style-name="ce41" table:formula="of:=[.F6]-[.G9]" office:value-type="float" office:value="9.5" calcext:value-type="float">
            <text:p>9,50</text:p>
          </table:table-cell>
          <table:table-cell table:style-name="ce41" table:formula="of:=[.G6]-[.H9]" office:value-type="float" office:value="7.5" calcext:value-type="float">
            <text:p>7,50</text:p>
          </table:table-cell>
          <table:table-cell table:style-name="ce41" table:formula="of:=[.H6]-[.I9]" office:value-type="float" office:value="7" calcext:value-type="float">
            <text:p>7,00</text:p>
          </table:table-cell>
          <table:table-cell table:style-name="ce41" table:formula="of:=[.I6]-[.J9]" office:value-type="float" office:value="6" calcext:value-type="float">
            <text:p>6,00</text:p>
          </table:table-cell>
          <table:table-cell table:style-name="ce41" table:formula="of:=SUM([.C6:.J6])" office:value-type="float" office:value="87" calcext:value-type="float">
            <text:p>87,00</text:p>
          </table:table-cell>
          <table:table-cell table:style-name="ce41" table:formula="of:=[.K6]/[.A$3]" office:value-type="float" office:value="10.875" calcext:value-type="float">
            <text:p>10,8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28" table:number-columns-repeated="19"/>
          <table:table-cell table:number-columns-repeated="1005"/>
        </table:table-row>
        <table:table-row table:style-name="ro2">
          <table:table-cell table:style-name="ce29" office:value-type="string" calcext:value-type="string">
            <text:p>TAREFAS</text:p>
          </table:table-cell>
          <table:table-cell table:style-name="ce34" office:value-type="string" calcext:value-type="string">
            <text:p>(hrs/dia)</text:p>
          </table:table-cell>
          <table:table-cell table:style-name="ce34" office:value-type="string" calcext:value-type="string" table:number-columns-spanned="10" table:number-rows-spanned="1">
            <text:p>ALEXANDRE DATA</text:p>
          </table:table-cell>
          <table:covered-table-cell table:number-columns-repeated="9" table:style-name="ce3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5" table:formula="of:=[.B5]/[.A3]" office:value-type="float" office:value="2.125" calcext:value-type="float">
            <text:p>2,13</text:p>
          </table:table-cell>
          <table:table-cell table:style-name="ce35" table:formula="of:=SUM([.C10:.C30])" office:value-type="float" office:value="0" calcext:value-type="float">
            <text:p>0,00</text:p>
          </table:table-cell>
          <table:table-cell table:style-name="ce35" table:formula="of:=SUM([.D10:.D30])" office:value-type="float" office:value="1.5" calcext:value-type="float">
            <text:p>1,50</text:p>
          </table:table-cell>
          <table:table-cell table:style-name="ce35" table:formula="of:=SUM([.E10:.E30])" office:value-type="float" office:value="2" calcext:value-type="float">
            <text:p>2,00</text:p>
          </table:table-cell>
          <table:table-cell table:style-name="ce35" table:formula="of:=SUM([.F10:.F30])" office:value-type="float" office:value="2.5" calcext:value-type="float">
            <text:p>2,50</text:p>
          </table:table-cell>
          <table:table-cell table:style-name="ce35" table:formula="of:=SUM([.G10:.G30])" office:value-type="float" office:value="1.5" calcext:value-type="float">
            <text:p>1,50</text:p>
          </table:table-cell>
          <table:table-cell table:style-name="ce35" table:formula="of:=SUM([.H10:.H30])" office:value-type="float" office:value="2" calcext:value-type="float">
            <text:p>2,00</text:p>
          </table:table-cell>
          <table:table-cell table:style-name="ce35" table:formula="of:=SUM([.I10:.I30])" office:value-type="float" office:value="0.5" calcext:value-type="float">
            <text:p>0,50</text:p>
          </table:table-cell>
          <table:table-cell table:style-name="ce35" table:formula="of:=SUM([.J10:.J30])" office:value-type="float" office:value="1" calcext:value-type="float">
            <text:p>1,00</text:p>
          </table:table-cell>
          <table:table-cell table:style-name="ce35" table:formula="of:=SUM([.K10:.K30])" office:value-type="float" office:value="11" calcext:value-type="float">
            <text:p>11,00</text:p>
          </table:table-cell>
          <table:table-cell table:style-name="ce35" table:formula="of:=SUM([.L10:.L30])" office:value-type="float" office:value="1.375" calcext:value-type="float">
            <text:p>1,38</text:p>
          </table:table-cell>
          <table:table-cell table:style-name="ce28" table:number-columns-repeated="7"/>
          <table:table-cell table:number-columns-repeated="1005"/>
        </table:table-row>
        <table:table-row table:style-name="ro7">
          <table:table-cell table:style-name="ce109" office:value-type="string" calcext:value-type="string" table:number-columns-spanned="2" table:number-rows-spanned="1">
            <text:p>Planejar e analisar o Levantamento dos Requisitos</text:p>
          </table:table-cell>
          <table:covered-table-cell table:style-name="ce114"/>
          <table:table-cell table:style-name="ce118"/>
          <table:table-cell table:style-name="ce118" office:value-type="float" office:value="1.5" calcext:value-type="float">
            <text:p>1,50</text:p>
          </table:table-cell>
          <table:table-cell table:style-name="ce118" office:value-type="float" office:value="1" calcext:value-type="float">
            <text:p>1,00</text:p>
          </table:table-cell>
          <table:table-cell table:style-name="ce118" office:value-type="float" office:value="0.5" calcext:value-type="float">
            <text:p>0,50</text:p>
          </table:table-cell>
          <table:table-cell table:style-name="ce118" table:number-columns-repeated="4"/>
          <table:table-cell table:style-name="ce118" table:formula="of:=SUM([.C10:.J10])" office:value-type="float" office:value="3" calcext:value-type="float">
            <text:p>3,00</text:p>
          </table:table-cell>
          <table:table-cell table:style-name="ce118" table:formula="of:=[.K10]/[.A$3]" office:value-type="float" office:value="0.375" calcext:value-type="float">
            <text:p>0,38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10" office:value-type="string" calcext:value-type="string" table:number-columns-spanned="2" table:number-rows-spanned="1">
            <text:p>Documentar todos os requisitos do sistema</text:p>
          </table:table-cell>
          <table:covered-table-cell table:style-name="ce115"/>
          <table:table-cell table:style-name="ce118" table:number-columns-repeated="3"/>
          <table:table-cell table:style-name="ce118" office:value-type="float" office:value="2" calcext:value-type="float">
            <text:p>2,00</text:p>
          </table:table-cell>
          <table:table-cell table:style-name="ce118" table:number-columns-repeated="4"/>
          <table:table-cell table:style-name="ce118" table:formula="of:=SUM([.C11:.J11])" office:value-type="float" office:value="2" calcext:value-type="float">
            <text:p>2,00</text:p>
          </table:table-cell>
          <table:table-cell table:style-name="ce118" table:formula="of:=[.K11]/[.A$3]" office:value-type="float" office:value="0.25" calcext:value-type="float">
            <text:p>0,25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11" office:value-type="string" calcext:value-type="string" table:number-columns-spanned="2" table:number-rows-spanned="1">
            <text:p>Criação de diagramas de caso de uso</text:p>
          </table:table-cell>
          <table:covered-table-cell table:style-name="ce116"/>
          <table:table-cell table:style-name="ce118" table:number-columns-repeated="2"/>
          <table:table-cell table:style-name="ce118" office:value-type="float" office:value="1" calcext:value-type="float">
            <text:p>1,00</text:p>
          </table:table-cell>
          <table:table-cell table:style-name="ce118"/>
          <table:table-cell table:style-name="ce118" office:value-type="float" office:value="1.5" calcext:value-type="float">
            <text:p>1,50</text:p>
          </table:table-cell>
          <table:table-cell table:style-name="ce118"/>
          <table:table-cell table:style-name="ce118" office:value-type="float" office:value="0.5" calcext:value-type="float">
            <text:p>0,50</text:p>
          </table:table-cell>
          <table:table-cell table:style-name="ce118"/>
          <table:table-cell table:style-name="ce118" table:formula="of:=SUM([.C12:.J12])" office:value-type="float" office:value="3" calcext:value-type="float">
            <text:p>3,00</text:p>
          </table:table-cell>
          <table:table-cell table:style-name="ce118" table:formula="of:=[.K12]/[.A$3]" office:value-type="float" office:value="0.375" calcext:value-type="float">
            <text:p>0,38</text:p>
          </table:table-cell>
          <table:table-cell table:style-name="ce28" table:number-columns-repeated="7"/>
          <table:table-cell table:number-columns-repeated="1005"/>
        </table:table-row>
        <table:table-row table:style-name="ro3">
          <table:table-cell table:style-name="ce112" office:value-type="string" calcext:value-type="string" table:number-columns-spanned="2" table:number-rows-spanned="1">
            <text:p>Criação do diagrama de classe</text:p>
          </table:table-cell>
          <table:covered-table-cell table:style-name="ce117"/>
          <table:table-cell table:style-name="ce118" table:number-columns-repeated="5"/>
          <table:table-cell table:style-name="ce118" office:value-type="float" office:value="2" calcext:value-type="float">
            <text:p>2,00</text:p>
          </table:table-cell>
          <table:table-cell table:style-name="ce118"/>
          <table:table-cell table:style-name="ce118" office:value-type="float" office:value="1" calcext:value-type="float">
            <text:p>1,00</text:p>
          </table:table-cell>
          <table:table-cell table:style-name="ce118" table:formula="of:=SUM([.C13:.J13])" office:value-type="float" office:value="3" calcext:value-type="float">
            <text:p>3,00</text:p>
          </table:table-cell>
          <table:table-cell table:style-name="ce118" table:formula="of:=[.K13]/[.A$3]" office:value-type="float" office:value="0.375" calcext:value-type="float">
            <text:p>0,38</text:p>
          </table:table-cell>
          <table:table-cell table:style-name="ce28" table:number-columns-repeated="7"/>
          <table:table-cell table:number-columns-repeated="1005"/>
        </table:table-row>
        <table:table-row table:style-name="ro1">
          <table:table-cell table:style-name="ce113" table:number-columns-repeated="2"/>
          <table:table-cell table:style-name="ce119" table:number-columns-repeated="10"/>
          <table:table-cell table:number-columns-repeated="1012"/>
        </table:table-row>
        <table:table-row table:style-name="ro1">
          <table:table-cell table:style-name="ce113">
            <draw:frame table:end-cell-address="'Alexandre Burndown'.L30" table:end-x="8.63mm" table:end-y="4.22mm" draw:z-index="0" draw:name="Chart 8" draw:style-name="gr1" draw:text-style-name="P1" svg:width="323.23mm" svg:height="87.55mm" svg:x="0mm" svg:y="0.02mm">
              <loext:p draw:notify-on-update-of-ranges="'Alexandre Burndown'.B3:'Alexandre Burndown'.J3 'Alexandre Burndown'.A5:'Alexandre Burndown'.A5 'Alexandre Burndown'.B5:'Alexandre Burndown'.J5 'Alexandre Burndown'.A6:'Alexandre Burndown'.A6 'Alexandre Burndown'.B6:'Alexandre Burndown'.J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13"/>
          <table:table-cell table:style-name="ce119" table:number-columns-repeated="10"/>
          <table:table-cell table:number-columns-repeated="1012"/>
        </table:table-row>
        <table:table-row table:style-name="ro1" table:number-rows-repeated="81">
          <table:table-cell table:style-name="ce113" table:number-columns-repeated="2"/>
          <table:table-cell table:style-name="ce119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lexandre Burndown'.C10:'Alexandre Burndown'.L96">
            <calcext:condition calcext:apply-style-name="ConditionalStyle_1" calcext:value="formula-is(LEN(TRIM([.C10]))=0)" calcext:base-cell-address="'Alexandre Burndown'.C10"/>
          </calcext:conditional-format>
          <calcext:conditional-format calcext:target-range-address="'Alexandre Burndown'.C10:'Alexandre Burndown'.L96">
            <calcext:condition calcext:apply-style-name="ConditionalStyle_1" calcext:value="=0" calcext:base-cell-address="'Alexandre Burndown'.C10"/>
          </calcext:conditional-format>
          <calcext:conditional-format calcext:target-range-address="'Alexandre Burndown'.C10:'Alexandre Burndown'.L96">
            <calcext:condition calcext:apply-style-name="ConditionalStyle_2" calcext:value="!=0" calcext:base-cell-address="'Alexandre Burndown'.C10"/>
          </calcext:conditional-format>
          <calcext:conditional-format calcext:target-range-address="'Alexandre Burndown'.A14:'Alexandre Burndown'.B96">
            <calcext:condition calcext:apply-style-name="ConditionalStyle_1" calcext:value="formula-is(LEN(TRIM([.A14]))=0)" calcext:base-cell-address="'Alexandre Burndown'.A14"/>
          </calcext:conditional-format>
          <calcext:conditional-format calcext:target-range-address="'Alexandre Burndown'.A14:'Alexandre Burndown'.B96">
            <calcext:condition calcext:apply-style-name="ConditionalStyle_3" calcext:value="not-contains-text(&quot;9875894754())(&quot;)" calcext:base-cell-address="'Alexandre Burndown'.A14"/>
          </calcext:conditional-format>
          <calcext:conditional-format calcext:target-range-address="'Alexandre Burndown'.A13:'Alexandre Burndown'.B13">
            <calcext:condition calcext:apply-style-name="ConditionalStyle_1" calcext:value="formula-is(LEN(TRIM([.A13]))=0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3" calcext:value="not-contains-text(&quot;9875894754())(&quot;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1" calcext:value="formula-is(LEN(TRIM([.A13]))=0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3" calcext:value="not-contains-text(&quot;9875894754())(&quot;)" calcext:base-cell-address="'Alexandre Burndown'.A13"/>
          </calcext:conditional-format>
          <calcext:conditional-format calcext:target-range-address="'Alexandre Burndown'.A12:'Alexandre Burndown'.B12">
            <calcext:condition calcext:apply-style-name="ConditionalStyle_1" calcext:value="formula-is(LEN(TRIM([.A12]))=0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3" calcext:value="not-contains-text(&quot;9875894754())(&quot;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1" calcext:value="formula-is(LEN(TRIM([.A12]))=0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3" calcext:value="not-contains-text(&quot;9875894754())(&quot;)" calcext:base-cell-address="'Alexandre Burndown'.A12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0:'Alexandre Burndown'.B10">
            <calcext:condition calcext:apply-style-name="ConditionalStyle_1" calcext:value="formula-is(LEN(TRIM([.A10]))=0)" calcext:base-cell-address="'Alexandre Burndown'.A10"/>
          </calcext:conditional-format>
          <calcext:conditional-format calcext:target-range-address="'Alexandre Burndown'.A10:'Alexandre Burndown'.B10">
            <calcext:condition calcext:apply-style-name="ConditionalStyle_3" calcext:value="not-contains-text(&quot;9875894754())(&quot;)" calcext:base-cell-address="'Alexandre Burndown'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/>
      <number:text>/</number:text>
      <number:year number:style="long"/>
    </number:date-style>
    <number:currency-style style:name="N113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14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style:diagonal-bl-tr="none" style:diagonal-tl-br="none" fo:border="none"/>
    </style:style>
    <style:style style:name="ConditionalStyle_5f_2" style:display-name="ConditionalStyle_2" style:family="table-cell" style:parent-style-name="Default">
      <style:table-cell-properties fo:background-color="#1c4587" style:diagonal-bl-tr="none" style:diagonal-tl-br="none" fo:border="none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c9daf8" style:diagonal-bl-tr="none" style:diagonal-tl-br="none" fo:border="none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1:14:00.5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ano_20_Burndown" style:display-name="PageStyle_Ful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trano_20_Burndown" style:display-name="PageStyle_Beltr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urndown" style:display-name="PageStyle_Sprin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crano_20_Burndown" style:display-name="PageStyle_Cicrano Burn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09-20T21:34:56.644000000</dc:date>
    <meta:editing-cycles>10</meta:editing-cycles>
    <meta:editing-duration>PT7H28M32S</meta:editing-duration>
    <meta:generator>LibreOffice/5.1.5.2$Windows_X86_64 LibreOffice_project/7a864d8825610a8c07cfc3bc01dd4fce6a9447e5</meta:generator>
    <meta:document-statistic meta:table-count="5" meta:cell-count="4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1.667cm" svg:height="8.04cm" xlink:href=".." xlink:type="simple" chart:class="chart:line" chart:style-name="ch1">
        <chart:legend chart:legend-position="end" svg:x="29.609cm" svg:y="3.472cm" style:legend-expansion="high" chart:style-name="ch2"/>
        <chart:plot-area chart:style-name="ch3" table:cell-range-address="'Sprint Burndown'.B3:'Sprint Burndown'.J3 'Sprint Burndown'.A5:'Sprint Burndown'.J6" chart:data-source-has-labels="both" svg:x="0.708cm" svg:y="1.33cm" svg:width="29.679cm" svg:height="6.285cm">
          <chartooo:coordinate-region svg:x="1.329cm" svg:y="1.542cm" svg:width="28.21cm" svg:height="4.977cm"/>
          <chart:axis chart:dimension="x" chart:name="primary-x" chart:style-name="ch4" chartooo:axis-type="auto">
            <chartooo:date-scale/>
            <chart:title svg:x="15.073cm" svg:y="7.405cm" chart:style-name="ch5">
              <text:p>DIAS</text:p>
            </chart:title>
            <chart:categories table:cell-range-address="'Sprint Burndown'.B3:'Sprint Burndown'.J3"/>
          </chart:axis>
          <chart:axis chart:dimension="y" chart:name="primary-y" chart:style-name="ch6">
            <chart:title svg:x="0.001cm" svg:y="6.111cm" chart:style-name="ch7">
              <text:p>TEMPO EM HORAS</text:p>
            </chart:title>
            <chart:grid chart:style-name="ch8" chart:class="major"/>
          </chart:axis>
          <chart:series chart:style-name="ch9" chart:values-cell-range-address="'Sprint Burndown'.B5:'Sprint Burndown'.J5" chart:label-cell-address="'Sprint Burndown'.A5:'Sprint Burndown'.A5" chart:class="chart:line">
            <chart:data-point chart:repeated="9"/>
          </chart:series>
          <chart:series chart:style-name="ch10" chart:values-cell-range-address="'Sprint Burndown'.B6:'Sprint Burndown'.J6" chart:label-cell-address="'Sprint Burndown'.A6:'Sprint Burndown'.A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Sprint Burndown'.B3:'Sprint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Sprint Burndown'.A5:'Sprint Burndown'.A5</svg:desc>
                </draw:g>
              </table:table-cell>
              <table:table-cell office:value-type="float" office:value="50">
                <text:p>50</text:p>
                <draw:g>
                  <svg:desc>'Sprint Burndown'.B5:'Sprint Burndown'.J5</svg:desc>
                </draw:g>
              </table:table-cell>
              <table:table-cell office:value-type="float" office:value="43.75">
                <text:p>43.75</text:p>
              </table:table-cell>
              <table:table-cell office:value-type="float" office:value="37.5">
                <text:p>37.5</text:p>
              </table:table-cell>
              <table:table-cell office:value-type="float" office:value="31.25">
                <text:p>31.25</text:p>
              </table:table-cell>
              <table:table-cell office:value-type="float" office:value="25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2.5">
                <text:p>12.5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Sprint Burndown'.A6:'Sprint Burndown'.A6</svg:desc>
                </draw:g>
              </table:table-cell>
              <table:table-cell office:value-type="float" office:value="50">
                <text:p>50</text:p>
                <draw:g>
                  <svg:desc>'Sprint Burndown'.B6:'Sprint Burndown'.J6</svg:desc>
                </draw:g>
              </table:table-cell>
              <table:table-cell office:value-type="float" office:value="48.5">
                <text:p>48.5</text:p>
              </table:table-cell>
              <table:table-cell office:value-type="float" office:value="42.5">
                <text:p>42.5</text:p>
              </table:table-cell>
              <table:table-cell office:value-type="float" office:value="38.5">
                <text:p>38.5</text:p>
              </table:table-cell>
              <table:table-cell office:value-type="float" office:value="32.75">
                <text:p>32.75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2cm" svg:height="8.723cm" xlink:href=".." xlink:type="simple" chart:class="chart:line" chart:style-name="ch1">
        <chart:subtitle svg:x="15.416cm" svg:y="0.174cm" chart:style-name="ch2">
          <text:p>sub-title</text:p>
        </chart:subtitle>
        <chart:legend chart:legend-position="end" svg:x="30.264cm" svg:y="3.813cm" style:legend-expansion="high" chart:style-name="ch3"/>
        <chart:plot-area chart:style-name="ch4" table:cell-range-address="'Breno Burndown'.B3:'Breno Burndown'.J3 'Breno Burndown'.A5:'Breno Burndown'.J6" chart:data-source-has-labels="both" svg:x="1.732cm" svg:y="1.031cm" svg:width="27.886cm" svg:height="6.462cm">
          <chartooo:coordinate-region svg:x="2.168cm" svg:y="1.243cm" svg:width="26.417cm" svg:height="5.154cm"/>
          <chart:axis chart:dimension="x" chart:name="primary-x" chart:style-name="ch5" chartooo:axis-type="auto">
            <chartooo:date-scale/>
            <chart:title svg:x="15.201cm" svg:y="7.668cm" chart:style-name="ch6">
              <text:p>DIAS</text:p>
            </chart:title>
            <chart:categories table:cell-range-address="'Breno Burndown'.B3:'Breno Burndown'.J3"/>
          </chart:axis>
          <chart:axis chart:dimension="y" chart:name="primary-y" chart:style-name="ch7">
            <chart:title svg:x="0.451cm" svg:y="5.901cm" chart:style-name="ch8">
              <text:p>TEMPO EM HORAS</text:p>
            </chart:title>
            <chart:grid chart:style-name="ch9" chart:class="major"/>
          </chart:axis>
          <chart:series chart:style-name="ch10" chart:values-cell-range-address="'Breno Burndown'.B5:'Breno Burndown'.J5" chart:label-cell-address="'Breno Burndown'.A5:'Breno Burndown'.A5" chart:class="chart:line">
            <chart:data-point chart:repeated="9"/>
          </chart:series>
          <chart:series chart:style-name="ch11" chart:values-cell-range-address="'Breno Burndown'.B6:'Breno Burndown'.J6" chart:label-cell-address="'Breno Burndown'.A6:'Bren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Breno Burndown'.B3:'Bren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Breno Burndown'.A5:'Breno Burndown'.A5</svg:desc>
                </draw:g>
              </table:table-cell>
              <table:table-cell office:value-type="float" office:value="17">
                <text:p>17</text:p>
                <draw:g>
                  <svg:desc>'Breno Burndown'.B5:'Breno Burndown'.J5</svg:desc>
                </draw:g>
              </table:table-cell>
              <table:table-cell office:value-type="float" office:value="14.875">
                <text:p>14.875</text:p>
              </table:table-cell>
              <table:table-cell office:value-type="float" office:value="12.75">
                <text:p>12.75</text:p>
              </table:table-cell>
              <table:table-cell office:value-type="float" office:value="10.625">
                <text:p>10.625</text:p>
              </table:table-cell>
              <table:table-cell office:value-type="float" office:value="8.5">
                <text:p>8.5</text:p>
              </table:table-cell>
              <table:table-cell office:value-type="float" office:value="6.375">
                <text:p>6.375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Breno Burndown'.A6:'Breno Burndown'.A6</svg:desc>
                </draw:g>
              </table:table-cell>
              <table:table-cell office:value-type="float" office:value="17">
                <text:p>17</text:p>
                <draw:g>
                  <svg:desc>'Breno Burndown'.B6:'Breno Burndown'.J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4.5">
                <text:p>14.5</text:p>
              </table:table-cell>
              <table:table-cell office:value-type="float" office:value="13.5">
                <text:p>13.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3cm" svg:height="7.997cm" xlink:href=".." xlink:type="simple" chart:class="chart:line" chart:style-name="ch1">
        <chart:subtitle svg:x="15.416cm" svg:y="0.159cm" chart:style-name="ch2">
          <text:p>sub-title</text:p>
        </chart:subtitle>
        <chart:legend chart:legend-position="end" svg:x="30.265cm" svg:y="3.45cm" style:legend-expansion="high" chart:style-name="ch3"/>
        <chart:plot-area chart:style-name="ch4" table:cell-range-address="'Danilo Burndown'.B3:'Danilo Burndown'.J3 'Danilo Burndown'.A5:'Danilo Burndown'.J6" chart:data-source-has-labels="both" svg:x="1.732cm" svg:y="1.001cm" svg:width="27.887cm" svg:height="5.781cm">
          <chartooo:coordinate-region svg:x="2.168cm" svg:y="1.213cm" svg:width="26.418cm" svg:height="4.473cm"/>
          <chart:axis chart:dimension="x" chart:name="primary-x" chart:style-name="ch5" chartooo:axis-type="auto">
            <chartooo:date-scale/>
            <chart:title svg:x="15.201cm" svg:y="6.942cm" chart:style-name="ch6">
              <text:p>DIAS</text:p>
            </chart:title>
            <chart:categories table:cell-range-address="'Danilo Burndown'.B3:'Danilo Burndown'.J3"/>
          </chart:axis>
          <chart:axis chart:dimension="y" chart:name="primary-y" chart:style-name="ch7">
            <chart:title svg:x="0.451cm" svg:y="5.53cm" chart:style-name="ch8">
              <text:p>TEMPO EM HORAS</text:p>
            </chart:title>
            <chart:grid chart:style-name="ch9" chart:class="major"/>
          </chart:axis>
          <chart:series chart:style-name="ch10" chart:values-cell-range-address="'Danilo Burndown'.B5:'Danilo Burndown'.J5" chart:label-cell-address="'Danilo Burndown'.A5:'Danilo Burndown'.A5" chart:class="chart:line">
            <chart:data-point chart:repeated="9"/>
          </chart:series>
          <chart:series chart:style-name="ch11" chart:values-cell-range-address="'Danilo Burndown'.B6:'Danilo Burndown'.J6" chart:label-cell-address="'Danilo Burndown'.A6:'Danil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Danilo Burndown'.B3:'Danil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Danilo Burndown'.A5:'Danilo Burndown'.A5</svg:desc>
                </draw:g>
              </table:table-cell>
              <table:table-cell office:value-type="float" office:value="16">
                <text:p>16</text:p>
                <draw:g>
                  <svg:desc>'Danilo Burndown'.B5:'Danilo Burndown'.J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Danilo Burndown'.A6:'Danilo Burndown'.A6</svg:desc>
                </draw:g>
              </table:table-cell>
              <table:table-cell office:value-type="float" office:value="16">
                <text:p>16</text:p>
                <draw:g>
                  <svg:desc>'Danilo Burndown'.B6:'Danilo Burndown'.J6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12.5">
                <text:p>12.5</text:p>
              </table:table-cell>
              <table:table-cell office:value-type="float" office:value="11.5">
                <text:p>11.5</text:p>
              </table:table-cell>
              <table:table-cell office:value-type="float" office:value="9.75">
                <text:p>9.7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3cm" svg:height="8.758cm" xlink:href=".." xlink:type="simple" chart:class="chart:line" chart:style-name="ch1">
        <chart:subtitle svg:x="15.416cm" svg:y="0.175cm" chart:style-name="ch2">
          <text:p>sub-title</text:p>
        </chart:subtitle>
        <chart:legend chart:legend-position="end" svg:x="30.265cm" svg:y="3.831cm" style:legend-expansion="high" chart:style-name="ch3"/>
        <chart:plot-area chart:style-name="ch4" table:cell-range-address="'Alexandre Burndown'.B3:'Alexandre Burndown'.J3 'Alexandre Burndown'.A5:'Alexandre Burndown'.J6" chart:data-source-has-labels="both" svg:x="1.732cm" svg:y="1.033cm" svg:width="27.887cm" svg:height="6.494cm">
          <chartooo:coordinate-region svg:x="2.168cm" svg:y="1.245cm" svg:width="26.418cm" svg:height="5.186cm"/>
          <chart:axis chart:dimension="x" chart:name="primary-x" chart:style-name="ch5" chartooo:axis-type="auto">
            <chartooo:date-scale/>
            <chart:title svg:x="15.201cm" svg:y="7.703cm" chart:style-name="ch6">
              <text:p>DIAS</text:p>
            </chart:title>
            <chart:categories table:cell-range-address="'Alexandre Burndown'.B3:'Alexandre Burndown'.J3"/>
          </chart:axis>
          <chart:axis chart:dimension="y" chart:name="primary-y" chart:style-name="ch7">
            <chart:title svg:x="0.451cm" svg:y="5.919cm" chart:style-name="ch8">
              <text:p>TEMPO EM HORAS</text:p>
            </chart:title>
            <chart:grid chart:style-name="ch9" chart:class="major"/>
          </chart:axis>
          <chart:series chart:style-name="ch10" chart:values-cell-range-address="'Alexandre Burndown'.B5:'Alexandre Burndown'.J5" chart:label-cell-address="'Alexandre Burndown'.A5:'Alexandre Burndown'.A5" chart:class="chart:line">
            <chart:data-point chart:repeated="9"/>
          </chart:series>
          <chart:series chart:style-name="ch11" chart:values-cell-range-address="'Alexandre Burndown'.B6:'Alexandre Burndown'.J6" chart:label-cell-address="'Alexandre Burndown'.A6:'Alexandre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Alexandre Burndown'.B3:'Alexandre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Alexandre Burndown'.A5:'Alexandre Burndown'.A5</svg:desc>
                </draw:g>
              </table:table-cell>
              <table:table-cell office:value-type="float" office:value="17">
                <text:p>17</text:p>
                <draw:g>
                  <svg:desc>'Alexandre Burndown'.B5:'Alexandre Burndown'.J5</svg:desc>
                </draw:g>
              </table:table-cell>
              <table:table-cell office:value-type="float" office:value="14.875">
                <text:p>14.875</text:p>
              </table:table-cell>
              <table:table-cell office:value-type="float" office:value="12.75">
                <text:p>12.75</text:p>
              </table:table-cell>
              <table:table-cell office:value-type="float" office:value="10.625">
                <text:p>10.625</text:p>
              </table:table-cell>
              <table:table-cell office:value-type="float" office:value="8.5">
                <text:p>8.5</text:p>
              </table:table-cell>
              <table:table-cell office:value-type="float" office:value="6.375">
                <text:p>6.375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Alexandre Burndown'.A6:'Alexandre Burndown'.A6</svg:desc>
                </draw:g>
              </table:table-cell>
              <table:table-cell office:value-type="float" office:value="17">
                <text:p>17</text:p>
                <draw:g>
                  <svg:desc>'Alexandre Burndown'.B6:'Alexandre Burndown'.J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